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1.86pt"/>
    </style:style>
    <style:style style:name="co2" style:family="table-column">
      <style:table-column-properties fo:break-before="auto" style:column-width="35.74pt"/>
    </style:style>
    <style:style style:name="co3" style:family="table-column">
      <style:table-column-properties fo:break-before="auto" style:column-width="84.36pt"/>
    </style:style>
    <style:style style:name="co4" style:family="table-column">
      <style:table-column-properties fo:break-before="auto" style:column-width="73.56pt"/>
    </style:style>
    <style:style style:name="co5" style:family="table-column">
      <style:table-column-properties fo:break-before="auto" style:column-width="41.16pt"/>
    </style:style>
    <style:style style:name="co6" style:family="table-column">
      <style:table-column-properties fo:break-before="auto" style:column-width="65.8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" table:style-name="ta1">
        <table:shapes>
          <draw:frame draw:z-index="0" draw:style-name="gr1" draw:text-style-name="P1" svg:width="454.17pt" svg:height="255.23pt" svg:x="348.21pt" svg:y="9.04pt">
            <loext:p draw:notify-on-update-of-ranges="result.E2:result.E91 result.F2:result.F9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4.17pt" svg:height="255.23pt" svg:x="334.2pt" svg:y="1177.6pt">
            <loext:p draw:notify-on-update-of-ranges="result.E93:result.E182 result.F93:result.F18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4.17pt" svg:height="255.26pt" svg:x="334.2pt" svg:y="2342.44pt">
            <loext:p draw:notify-on-update-of-ranges="result.F184:result.F27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335.34pt" svg:y="3510.03pt">
            <loext:p draw:notify-on-update-of-ranges="result.F275:result.F36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335.34pt" svg:y="4674.81pt">
            <loext:p draw:notify-on-update-of-ranges="result.F366:result.F45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horizontalStreets</text:p>
          </table:table-cell>
          <table:table-cell office:value-type="string" calcext:value-type="string">
            <text:p>verticalStreets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stream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332414" calcext:value-type="float">
            <text:p>0.0332414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660005" calcext:value-type="float">
            <text:p>0.0660005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980138" calcext:value-type="float">
            <text:p>0.0980138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28103" calcext:value-type="float">
            <text:p>0.128103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154482" calcext:value-type="float">
            <text:p>0.154482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176759" calcext:value-type="float">
            <text:p>0.176759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193766" calcext:value-type="float">
            <text:p>0.193766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206745" calcext:value-type="float">
            <text:p>0.206745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215969" calcext:value-type="float">
            <text:p>0.215969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222754" calcext:value-type="float">
            <text:p>0.222754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.22743" calcext:value-type="float">
            <text:p>0.22743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.230869" calcext:value-type="float">
            <text:p>0.230869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.233327" calcext:value-type="float">
            <text:p>0.233327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.23542" calcext:value-type="float">
            <text:p>0.23542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.23634" calcext:value-type="float">
            <text:p>0.23634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.237929" calcext:value-type="float">
            <text:p>0.237929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.238231" calcext:value-type="float">
            <text:p>0.238231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.239512" calcext:value-type="float">
            <text:p>0.239512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.238757" calcext:value-type="float">
            <text:p>0.238757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238031" calcext:value-type="float">
            <text:p>0.238031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0.238606" calcext:value-type="float">
            <text:p>0.238606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.237695" calcext:value-type="float">
            <text:p>0.237695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0.236662" calcext:value-type="float">
            <text:p>0.236662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.235648" calcext:value-type="float">
            <text:p>0.235648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.233037" calcext:value-type="float">
            <text:p>0.233037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0.233681" calcext:value-type="float">
            <text:p>0.233681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0.230318" calcext:value-type="float">
            <text:p>0.230318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.227514" calcext:value-type="float">
            <text:p>0.227514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0.221082" calcext:value-type="float">
            <text:p>0.221082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.207069" calcext:value-type="float">
            <text:p>0.207069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0.210488" calcext:value-type="float">
            <text:p>0.210488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.202753" calcext:value-type="float">
            <text:p>0.202753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0.119144" calcext:value-type="float">
            <text:p>0.119144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.0476138" calcext:value-type="float">
            <text:p>0.0476138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0.0235549" calcext:value-type="float">
            <text:p>0.0235549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0.0154181" calcext:value-type="float">
            <text:p>0.0154181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0.00944212" calcext:value-type="float">
            <text:p>0.00944212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00741242" calcext:value-type="float">
            <text:p>0.00741242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0.00599823" calcext:value-type="float">
            <text:p>0.00599823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.00530202" calcext:value-type="float">
            <text:p>0.00530202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0.00542237" calcext:value-type="float">
            <text:p>0.00542237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0.00528894" calcext:value-type="float">
            <text:p>0.00528894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0.00505934" calcext:value-type="float">
            <text:p>0.00505934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0.0065953" calcext:value-type="float">
            <text:p>0.0065953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0.00587829" calcext:value-type="float">
            <text:p>0.00587829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0.00611348" calcext:value-type="float">
            <text:p>0.00611348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0.00631934" calcext:value-type="float">
            <text:p>0.00631934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.00819752" calcext:value-type="float">
            <text:p>0.00819752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0.0140689" calcext:value-type="float">
            <text:p>0.0140689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0105454" calcext:value-type="float">
            <text:p>0.0105454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0.00491631" calcext:value-type="float">
            <text:p>0.00491631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0.00278343" calcext:value-type="float">
            <text:p>0.00278343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0.00190672" calcext:value-type="float">
            <text:p>0.00190672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0.000782576" calcext:value-type="float">
            <text:p>0.000782576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0.000594293" calcext:value-type="float">
            <text:p>0.000594293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0.000423838" calcext:value-type="float">
            <text:p>0.000423838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0.000218586" calcext:value-type="float">
            <text:p>0.000218586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0.00021202" calcext:value-type="float">
            <text:p>0.00021202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0.000220152" calcext:value-type="float">
            <text:p>0.000220152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0.000099899" calcext:value-type="float">
            <text:p>9.9899E-05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0.0000385354" calcext:value-type="float">
            <text:p>3.85354E-05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0.0000636868" calcext:value-type="float">
            <text:p>6.36868E-05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0.0000925758" calcext:value-type="float">
            <text:p>9.25758E-05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.0000486868" calcext:value-type="float">
            <text:p>4.86868E-05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0.0000156061" calcext:value-type="float">
            <text:p>1.56061E-05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0.0000418182" calcext:value-type="float">
            <text:p>4.18182E-05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0.00000257576" calcext:value-type="float">
            <text:p>2.57576E-06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0.0000130808" calcext:value-type="float">
            <text:p>1.30808E-05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0.00000232323" calcext:value-type="float">
            <text:p>2.32323E-06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0.00000323232" calcext:value-type="float">
            <text:p>3.23232E-06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0.00000459596" calcext:value-type="float">
            <text:p>4.59596E-06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0.00000409091" calcext:value-type="float">
            <text:p>4.09091E-06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0.0000177778" calcext:value-type="float">
            <text:p>1.77778E-05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0.000000151515" calcext:value-type="float">
            <text:p>1.51515E-07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0.000000707071" calcext:value-type="float">
            <text:p>7.07071E-07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331046" calcext:value-type="float">
            <text:p>0.0331046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0652687" calcext:value-type="float">
            <text:p>0.0652687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0958908" calcext:value-type="float">
            <text:p>0.0958908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124303" calcext:value-type="float">
            <text:p>0.124303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149646" calcext:value-type="float">
            <text:p>0.149646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170979" calcext:value-type="float">
            <text:p>0.170979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18797" calcext:value-type="float">
            <text:p>0.18797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201106" calcext:value-type="float">
            <text:p>0.201106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.210489" calcext:value-type="float">
            <text:p>0.210489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217924" calcext:value-type="float">
            <text:p>0.217924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222589" calcext:value-type="float">
            <text:p>0.222589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225956" calcext:value-type="float">
            <text:p>0.225956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.22844" calcext:value-type="float">
            <text:p>0.22844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.230035" calcext:value-type="float">
            <text:p>0.230035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212506" calcext:value-type="float">
            <text:p>0.212506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.0850865" calcext:value-type="float">
            <text:p>0.0850865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.0581446" calcext:value-type="float">
            <text:p>0.0581446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.0208423" calcext:value-type="float">
            <text:p>0.0208423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0.0378577" calcext:value-type="float">
            <text:p>0.0378577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.0172128" calcext:value-type="float">
            <text:p>0.0172128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0.0147739" calcext:value-type="float">
            <text:p>0.0147739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0.0136915" calcext:value-type="float">
            <text:p>0.0136915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0.0104662" calcext:value-type="float">
            <text:p>0.0104662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0.00927988" calcext:value-type="float">
            <text:p>0.00927988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0.00978216" calcext:value-type="float">
            <text:p>0.00978216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0.00856489" calcext:value-type="float">
            <text:p>0.00856489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0.00861111" calcext:value-type="float">
            <text:p>0.00861111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0.00688714" calcext:value-type="float">
            <text:p>0.00688714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0.00662244" calcext:value-type="float">
            <text:p>0.00662244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.00523852" calcext:value-type="float">
            <text:p>0.00523852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0.00586377" calcext:value-type="float">
            <text:p>0.00586377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0448561" calcext:value-type="float">
            <text:p>0.00448561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0.00365977" calcext:value-type="float">
            <text:p>0.00365977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0.0038066" calcext:value-type="float">
            <text:p>0.0038066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0.0037924" calcext:value-type="float">
            <text:p>0.0037924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0.00267316" calcext:value-type="float">
            <text:p>0.00267316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0.00339181" calcext:value-type="float">
            <text:p>0.00339181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00270617" calcext:value-type="float">
            <text:p>0.00270617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0.00243485" calcext:value-type="float">
            <text:p>0.00243485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0.00285215" calcext:value-type="float">
            <text:p>0.00285215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0.00209241" calcext:value-type="float">
            <text:p>0.00209241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0.00269261" calcext:value-type="float">
            <text:p>0.00269261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0.00195292" calcext:value-type="float">
            <text:p>0.00195292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0.00133062" calcext:value-type="float">
            <text:p>0.00133062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0.00145196" calcext:value-type="float">
            <text:p>0.00145196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0.00135751" calcext:value-type="float">
            <text:p>0.00135751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0.00128366" calcext:value-type="float">
            <text:p>0.00128366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0.00128646" calcext:value-type="float">
            <text:p>0.00128646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0.00101439" calcext:value-type="float">
            <text:p>0.00101439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00125857" calcext:value-type="float">
            <text:p>0.00125857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0.0012415" calcext:value-type="float">
            <text:p>0.0012415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0.000849785" calcext:value-type="float">
            <text:p>0.000849785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0.00116819" calcext:value-type="float">
            <text:p>0.00116819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0.000824482" calcext:value-type="float">
            <text:p>0.000824482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0.000686793" calcext:value-type="float">
            <text:p>0.000686793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0.000669722" calcext:value-type="float">
            <text:p>0.000669722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0.000586982" calcext:value-type="float">
            <text:p>0.000586982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0.000424722" calcext:value-type="float">
            <text:p>0.000424722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0.000545568" calcext:value-type="float">
            <text:p>0.000545568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0.000392866" calcext:value-type="float">
            <text:p>0.000392866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0.00037154" calcext:value-type="float">
            <text:p>0.00037154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0.000240177" calcext:value-type="float">
            <text:p>0.000240177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0.000217323" calcext:value-type="float">
            <text:p>0.000217323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0.0000985101" calcext:value-type="float">
            <text:p>9.85101E-05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0.000129508" calcext:value-type="float">
            <text:p>0.000129508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0.000119104" calcext:value-type="float">
            <text:p>0.000119104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0.0000922096" calcext:value-type="float">
            <text:p>9.22096E-05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0.0000117677" calcext:value-type="float">
            <text:p>1.17677E-05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0.0000467677" calcext:value-type="float">
            <text:p>4.67677E-05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0.0000344823" calcext:value-type="float">
            <text:p>3.44823E-05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0.00004125" calcext:value-type="float">
            <text:p>4.125E-05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0.0000322475" calcext:value-type="float">
            <text:p>3.22475E-05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0.0000163636" calcext:value-type="float">
            <text:p>1.63636E-05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0.0000131818" calcext:value-type="float">
            <text:p>1.31818E-05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0.000000517677" calcext:value-type="float">
            <text:p>5.17677E-07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0.00000441919" calcext:value-type="float">
            <text:p>4.41919E-06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0.000000669192" calcext:value-type="float">
            <text:p>6.69192E-07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0.00000128788" calcext:value-type="float">
            <text:p>1.28788E-06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0329506" calcext:value-type="float">
            <text:p>0.0329506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0647991" calcext:value-type="float">
            <text:p>0.0647991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0951025" calcext:value-type="float">
            <text:p>0.0951025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123162" calcext:value-type="float">
            <text:p>0.123162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148172" calcext:value-type="float">
            <text:p>0.148172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.169424" calcext:value-type="float">
            <text:p>0.169424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186323" calcext:value-type="float">
            <text:p>0.186323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199251" calcext:value-type="float">
            <text:p>0.199251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.20902" calcext:value-type="float">
            <text:p>0.20902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215539" calcext:value-type="float">
            <text:p>0.215539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.220591" calcext:value-type="float">
            <text:p>0.220591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191109" calcext:value-type="float">
            <text:p>0.191109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.122281" calcext:value-type="float">
            <text:p>0.122281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.0660719" calcext:value-type="float">
            <text:p>0.0660719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368946" calcext:value-type="float">
            <text:p>0.0368946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0.0359081" calcext:value-type="float">
            <text:p>0.0359081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0.0189067" calcext:value-type="float">
            <text:p>0.0189067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.0163609" calcext:value-type="float">
            <text:p>0.0163609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0.0134206" calcext:value-type="float">
            <text:p>0.0134206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013968" calcext:value-type="float">
            <text:p>0.013968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0.0138793" calcext:value-type="float">
            <text:p>0.0138793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0.00962789" calcext:value-type="float">
            <text:p>0.00962789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0.00838406" calcext:value-type="float">
            <text:p>0.00838406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.00803771" calcext:value-type="float">
            <text:p>0.00803771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0.00792079" calcext:value-type="float">
            <text:p>0.00792079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0.00791528" calcext:value-type="float">
            <text:p>0.00791528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0.00638323" calcext:value-type="float">
            <text:p>0.00638323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0.00657395" calcext:value-type="float">
            <text:p>0.00657395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0.00605984" calcext:value-type="float">
            <text:p>0.00605984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.00589297" calcext:value-type="float">
            <text:p>0.00589297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0.00439576" calcext:value-type="float">
            <text:p>0.00439576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0.00474209" calcext:value-type="float">
            <text:p>0.00474209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0.00450931" calcext:value-type="float">
            <text:p>0.00450931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0.00384663" calcext:value-type="float">
            <text:p>0.00384663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0.00311066" calcext:value-type="float">
            <text:p>0.00311066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0.00321987" calcext:value-type="float">
            <text:p>0.00321987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0.00321227" calcext:value-type="float">
            <text:p>0.00321227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0.00287686" calcext:value-type="float">
            <text:p>0.00287686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0.00230736" calcext:value-type="float">
            <text:p>0.00230736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0.0022068" calcext:value-type="float">
            <text:p>0.0022068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0.00210294" calcext:value-type="float">
            <text:p>0.00210294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0.00206512" calcext:value-type="float">
            <text:p>0.00206512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0.00232612" calcext:value-type="float">
            <text:p>0.00232612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0.00186197" calcext:value-type="float">
            <text:p>0.00186197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0.00164809" calcext:value-type="float">
            <text:p>0.00164809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0.00158022" calcext:value-type="float">
            <text:p>0.00158022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0.00129776" calcext:value-type="float">
            <text:p>0.00129776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0.00143429" calcext:value-type="float">
            <text:p>0.00143429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0.0012612" calcext:value-type="float">
            <text:p>0.0012612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000976078" calcext:value-type="float">
            <text:p>0.000976078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0.00104773" calcext:value-type="float">
            <text:p>0.00104773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0.000991167" calcext:value-type="float">
            <text:p>0.000991167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0.000821055" calcext:value-type="float">
            <text:p>0.000821055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0.000870169" calcext:value-type="float">
            <text:p>0.000870169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0.000761756" calcext:value-type="float">
            <text:p>0.000761756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0.000615039" calcext:value-type="float">
            <text:p>0.000615039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0.000667828" calcext:value-type="float">
            <text:p>0.000667828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0.000547452" calcext:value-type="float">
            <text:p>0.000547452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0.000473794" calcext:value-type="float">
            <text:p>0.000473794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0.000317666" calcext:value-type="float">
            <text:p>0.000317666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0.000350488" calcext:value-type="float">
            <text:p>0.000350488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0.000303384" calcext:value-type="float">
            <text:p>0.000303384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0.000178934" calcext:value-type="float">
            <text:p>0.000178934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0.000144108" calcext:value-type="float">
            <text:p>0.000144108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0.000141734" calcext:value-type="float">
            <text:p>0.000141734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0.0000772446" calcext:value-type="float">
            <text:p>7.72446E-05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0.0000671437" calcext:value-type="float">
            <text:p>6.71437E-05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0.000106818" calcext:value-type="float">
            <text:p>0.000106818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float" office:value="0.0000180976" calcext:value-type="float">
            <text:p>1.80976E-05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0.0000390067" calcext:value-type="float">
            <text:p>3.90067E-05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0.0000228956" calcext:value-type="float">
            <text:p>2.28956E-05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0.0000218238" calcext:value-type="float">
            <text:p>2.18238E-05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0.0000122334" calcext:value-type="float">
            <text:p>1.22334E-05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office:value-type="float" office:value="0.0000140516" calcext:value-type="float">
            <text:p>1.40516E-05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0.00000132997" calcext:value-type="float">
            <text:p>1.32997E-06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0.00000329966" calcext:value-type="float">
            <text:p>3.29966E-06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0.00000221661" calcext:value-type="float">
            <text:p>2.21661E-06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0.000000157127" calcext:value-type="float">
            <text:p>1.57127E-07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9" calcext:value-type="float">
            <text:p>89</text:p>
          </table:table-cell>
          <table:table-cell office:value-type="float" office:value="0.0000000224467" calcext:value-type="float">
            <text:p>2.24467E-08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329414" calcext:value-type="float">
            <text:p>0.0329414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647968" calcext:value-type="float">
            <text:p>0.0647968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950513" calcext:value-type="float">
            <text:p>0.0950513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123059" calcext:value-type="float">
            <text:p>0.123059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148026" calcext:value-type="float">
            <text:p>0.148026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169067" calcext:value-type="float">
            <text:p>0.169067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185752" calcext:value-type="float">
            <text:p>0.185752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0.198551" calcext:value-type="float">
            <text:p>0.198551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.208305" calcext:value-type="float">
            <text:p>0.208305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211432" calcext:value-type="float">
            <text:p>0.211432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.160381" calcext:value-type="float">
            <text:p>0.160381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.0868529" calcext:value-type="float">
            <text:p>0.0868529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.0561658" calcext:value-type="float">
            <text:p>0.0561658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.0336591" calcext:value-type="float">
            <text:p>0.0336591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0286814" calcext:value-type="float">
            <text:p>0.0286814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0200341" calcext:value-type="float">
            <text:p>0.0200341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0.0167559" calcext:value-type="float">
            <text:p>0.0167559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0.0169836" calcext:value-type="float">
            <text:p>0.0169836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0.0141592" calcext:value-type="float">
            <text:p>0.0141592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0.0137382" calcext:value-type="float">
            <text:p>0.0137382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0.0120562" calcext:value-type="float">
            <text:p>0.0120562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0.0114062" calcext:value-type="float">
            <text:p>0.0114062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0.00943675" calcext:value-type="float">
            <text:p>0.00943675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0.00938768" calcext:value-type="float">
            <text:p>0.00938768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0.00776187" calcext:value-type="float">
            <text:p>0.00776187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0.0071681" calcext:value-type="float">
            <text:p>0.0071681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0.0071541" calcext:value-type="float">
            <text:p>0.0071541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0.00704434" calcext:value-type="float">
            <text:p>0.00704434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0.00504247" calcext:value-type="float">
            <text:p>0.00504247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0568662" calcext:value-type="float">
            <text:p>0.00568662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0.0049738" calcext:value-type="float">
            <text:p>0.0049738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.00466412" calcext:value-type="float">
            <text:p>0.00466412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0.00365424" calcext:value-type="float">
            <text:p>0.00365424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0.00388732" calcext:value-type="float">
            <text:p>0.00388732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0.00336053" calcext:value-type="float">
            <text:p>0.00336053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0.0030871" calcext:value-type="float">
            <text:p>0.0030871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0.00295531" calcext:value-type="float">
            <text:p>0.00295531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0.00298039" calcext:value-type="float">
            <text:p>0.00298039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0.00273558" calcext:value-type="float">
            <text:p>0.00273558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0.00228152" calcext:value-type="float">
            <text:p>0.00228152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0.00233755" calcext:value-type="float">
            <text:p>0.00233755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0.00202992" calcext:value-type="float">
            <text:p>0.00202992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.00186195" calcext:value-type="float">
            <text:p>0.00186195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0.00185206" calcext:value-type="float">
            <text:p>0.00185206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0.00169726" calcext:value-type="float">
            <text:p>0.00169726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0.00148508" calcext:value-type="float">
            <text:p>0.00148508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0.00139898" calcext:value-type="float">
            <text:p>0.00139898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.00145246" calcext:value-type="float">
            <text:p>0.00145246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0.0012527" calcext:value-type="float">
            <text:p>0.0012527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0.00121458" calcext:value-type="float">
            <text:p>0.00121458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0.00107719" calcext:value-type="float">
            <text:p>0.00107719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0.000922475" calcext:value-type="float">
            <text:p>0.000922475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0.000915719" calcext:value-type="float">
            <text:p>0.000915719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0.000860174" calcext:value-type="float">
            <text:p>0.000860174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0.000728213" calcext:value-type="float">
            <text:p>0.000728213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000749688" calcext:value-type="float">
            <text:p>0.000749688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0.000631534" calcext:value-type="float">
            <text:p>0.000631534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0.000535107" calcext:value-type="float">
            <text:p>0.000535107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0.000417503" calcext:value-type="float">
            <text:p>0.000417503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0.000399896" calcext:value-type="float">
            <text:p>0.000399896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0.000407522" calcext:value-type="float">
            <text:p>0.000407522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0.000311247" calcext:value-type="float">
            <text:p>0.000311247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0.000198283" calcext:value-type="float">
            <text:p>0.000198283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0.000169558" calcext:value-type="float">
            <text:p>0.000169558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0.000145777" calcext:value-type="float">
            <text:p>0.000145777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0.000152001" calcext:value-type="float">
            <text:p>0.000152001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0.000121114" calcext:value-type="float">
            <text:p>0.000121114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0.0000864267" calcext:value-type="float">
            <text:p>8.64267E-05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0.0000257544" calcext:value-type="float">
            <text:p>2.57544E-05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0.0000326231" calcext:value-type="float">
            <text:p>3.26231E-05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0.0000161143" calcext:value-type="float">
            <text:p>1.61143E-05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0.0000159059" calcext:value-type="float">
            <text:p>1.59059E-05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float" office:value="0.00000789457" calcext:value-type="float">
            <text:p>7.89457E-06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float" office:value="0.00000846591" calcext:value-type="float">
            <text:p>8.46591E-06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.000000173611" calcext:value-type="float">
            <text:p>1.73611E-07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float" office:value="0.000000795454" calcext:value-type="float">
            <text:p>7.95454E-07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0.00000110795" calcext:value-type="float">
            <text:p>1.10795E-06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0.00000142361" calcext:value-type="float">
            <text:p>1.42361E-06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0.000000325126" calcext:value-type="float">
            <text:p>3.25126E-07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.000000205177" calcext:value-type="float">
            <text:p>2.05177E-07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0.000000331439" calcext:value-type="float">
            <text:p>3.31439E-07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float" office:value="0.000000381944" calcext:value-type="float">
            <text:p>3.81944E-07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float" office:value="0.0000000347222" calcext:value-type="float">
            <text:p>3.47222E-08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0.0000000568182" calcext:value-type="float">
            <text:p>5.68182E-0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329306" calcext:value-type="float">
            <text:p>0.0329306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647692" calcext:value-type="float">
            <text:p>0.0647692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094962" calcext:value-type="float">
            <text:p>0.094962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122931" calcext:value-type="float">
            <text:p>0.122931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14778" calcext:value-type="float">
            <text:p>0.14778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168753" calcext:value-type="float">
            <text:p>0.168753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185663" calcext:value-type="float">
            <text:p>0.185663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198353" calcext:value-type="float">
            <text:p>0.198353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.207647" calcext:value-type="float">
            <text:p>0.207647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0.180531" calcext:value-type="float">
            <text:p>0.180531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.123484" calcext:value-type="float">
            <text:p>0.123484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.0634975" calcext:value-type="float">
            <text:p>0.0634975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.0485211" calcext:value-type="float">
            <text:p>0.0485211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.0301441" calcext:value-type="float">
            <text:p>0.0301441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.0230495" calcext:value-type="float">
            <text:p>0.0230495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.0204917" calcext:value-type="float">
            <text:p>0.0204917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0.0161202" calcext:value-type="float">
            <text:p>0.0161202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.0148856" calcext:value-type="float">
            <text:p>0.0148856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.0138788" calcext:value-type="float">
            <text:p>0.0138788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0118495" calcext:value-type="float">
            <text:p>0.0118495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0.0113695" calcext:value-type="float">
            <text:p>0.0113695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0.0107165" calcext:value-type="float">
            <text:p>0.0107165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0.0097697" calcext:value-type="float">
            <text:p>0.0097697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0.00885602" calcext:value-type="float">
            <text:p>0.00885602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0.00844433" calcext:value-type="float">
            <text:p>0.00844433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0.00721742" calcext:value-type="float">
            <text:p>0.00721742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0.00700578" calcext:value-type="float">
            <text:p>0.00700578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0.00608897" calcext:value-type="float">
            <text:p>0.00608897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0.00549818" calcext:value-type="float">
            <text:p>0.00549818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.00576077" calcext:value-type="float">
            <text:p>0.00576077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0.00511529" calcext:value-type="float">
            <text:p>0.00511529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0.00473344" calcext:value-type="float">
            <text:p>0.00473344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0.0038901" calcext:value-type="float">
            <text:p>0.0038901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0.00420842" calcext:value-type="float">
            <text:p>0.00420842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0.00357305" calcext:value-type="float">
            <text:p>0.00357305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0.00317735" calcext:value-type="float">
            <text:p>0.00317735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.00306094" calcext:value-type="float">
            <text:p>0.00306094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0.00250943" calcext:value-type="float">
            <text:p>0.00250943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0.00275446" calcext:value-type="float">
            <text:p>0.00275446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0.00249879" calcext:value-type="float">
            <text:p>0.00249879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.00241892" calcext:value-type="float">
            <text:p>0.00241892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0.00204926" calcext:value-type="float">
            <text:p>0.00204926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0.00199227" calcext:value-type="float">
            <text:p>0.00199227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0.00187091" calcext:value-type="float">
            <text:p>0.00187091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0.00169519" calcext:value-type="float">
            <text:p>0.00169519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0.00162802" calcext:value-type="float">
            <text:p>0.00162802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0.00150679" calcext:value-type="float">
            <text:p>0.00150679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0.00136961" calcext:value-type="float">
            <text:p>0.00136961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0.00124512" calcext:value-type="float">
            <text:p>0.00124512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00109897" calcext:value-type="float">
            <text:p>0.00109897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0.00104713" calcext:value-type="float">
            <text:p>0.00104713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0.00092197" calcext:value-type="float">
            <text:p>0.00092197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0.000903986" calcext:value-type="float">
            <text:p>0.000903986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0.000834957" calcext:value-type="float">
            <text:p>0.000834957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0.000678574" calcext:value-type="float">
            <text:p>0.000678574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0.000690285" calcext:value-type="float">
            <text:p>0.000690285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0.000540521" calcext:value-type="float">
            <text:p>0.000540521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0.000513008" calcext:value-type="float">
            <text:p>0.000513008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0.000460279" calcext:value-type="float">
            <text:p>0.000460279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.000406644" calcext:value-type="float">
            <text:p>0.000406644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0.000361018" calcext:value-type="float">
            <text:p>0.000361018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0.00028437" calcext:value-type="float">
            <text:p>0.00028437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0.000263238" calcext:value-type="float">
            <text:p>0.000263238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0.000221665" calcext:value-type="float">
            <text:p>0.000221665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0.000165331" calcext:value-type="float">
            <text:p>0.000165331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0.0000976727" calcext:value-type="float">
            <text:p>9.76727E-05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float" office:value="0.000100137" calcext:value-type="float">
            <text:p>0.000100137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0.0000934081" calcext:value-type="float">
            <text:p>9.34081E-05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0.0000321515" calcext:value-type="float">
            <text:p>3.21515E-05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.0000363071" calcext:value-type="float">
            <text:p>3.63071E-05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0.0000261758" calcext:value-type="float">
            <text:p>2.61758E-05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0.0000118222" calcext:value-type="float">
            <text:p>1.18222E-05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float" office:value="0.0000115535" calcext:value-type="float">
            <text:p>1.15535E-05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0.00000377374" calcext:value-type="float">
            <text:p>3.77374E-06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0.00000414344" calcext:value-type="float">
            <text:p>4.14344E-06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office:value-type="float" office:value="0.00000227071" calcext:value-type="float">
            <text:p>2.27071E-06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office:value-type="float" office:value="0.0000041798" calcext:value-type="float">
            <text:p>4.1798E-06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office:value-type="float" office:value="0.000000555556" calcext:value-type="float">
            <text:p>5.55556E-07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float" office:value="0.00000146263" calcext:value-type="float">
            <text:p>1.46263E-06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0.000000173737" calcext:value-type="float">
            <text:p>1.73737E-07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office:value-type="float" office:value="0.000000333333" calcext:value-type="float">
            <text:p>3.33333E-07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0.000000125253" calcext:value-type="float">
            <text:p>1.25253E-07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float" office:value="0.0000000121212" calcext:value-type="float">
            <text:p>1.21212E-08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0.0000000424242" calcext:value-type="float">
            <text:p>4.24242E-08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office:value-type="float" office:value="0.0000000585859" calcext:value-type="float">
            <text:p>5.85859E-08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heet2" table:style-name="ta1">
        <table:shapes>
          <draw:frame draw:z-index="0" draw:style-name="gr1" draw:text-style-name="P1" svg:width="453.51pt" svg:height="255.09pt" svg:x="384.04pt" svg:y="12.84pt">
            <loext:p draw:notify-on-update-of-ranges="Sheet2.A2:Sheet2.A91 Sheet2.B92:Sheet2.B92 Sheet2.B2:Sheet2.B91 Sheet2.A2:Sheet2.A91 Sheet2.C92:Sheet2.C92 Sheet2.C2:Sheet2.C91 Sheet2.A2:Sheet2.A91 Sheet2.D92:Sheet2.D92 Sheet2.D2:Sheet2.D91 Sheet2.A2:Sheet2.A91 Sheet2.E92:Sheet2.E92 Sheet2.E2:Sheet2.E91 Sheet2.A2:Sheet2.A91 Sheet2.F92:Sheet2.F92 Sheet2.F2:Sheet2.F9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7" table:number-columns-repeated="6" table:default-cell-style-name="Default"/>
        <table:table-row table:style-name="ro1">
          <table:table-cell office:value-type="string" calcext:value-type="string">
            <text:p>density</text:p>
          </table:table-cell>
          <table:table-cell office:value-type="string" calcext:value-type="string">
            <text:p>stream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332414" calcext:value-type="float">
            <text:p>0.0332414</text:p>
          </table:table-cell>
          <table:table-cell office:value-type="float" office:value="0.0331046" calcext:value-type="float">
            <text:p>0.0331046</text:p>
          </table:table-cell>
          <table:table-cell office:value-type="float" office:value="0.0329506" calcext:value-type="float">
            <text:p>0.0329506</text:p>
          </table:table-cell>
          <table:table-cell office:value-type="float" office:value="0.0329414" calcext:value-type="float">
            <text:p>0.0329414</text:p>
          </table:table-cell>
          <table:table-cell office:value-type="float" office:value="0.0329306" calcext:value-type="float">
            <text:p>0.03293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660005" calcext:value-type="float">
            <text:p>0.0660005</text:p>
          </table:table-cell>
          <table:table-cell office:value-type="float" office:value="0.0652687" calcext:value-type="float">
            <text:p>0.0652687</text:p>
          </table:table-cell>
          <table:table-cell office:value-type="float" office:value="0.0647991" calcext:value-type="float">
            <text:p>0.0647991</text:p>
          </table:table-cell>
          <table:table-cell office:value-type="float" office:value="0.0647968" calcext:value-type="float">
            <text:p>0.0647968</text:p>
          </table:table-cell>
          <table:table-cell office:value-type="float" office:value="0.0647692" calcext:value-type="float">
            <text:p>0.06476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980138" calcext:value-type="float">
            <text:p>0.0980138</text:p>
          </table:table-cell>
          <table:table-cell office:value-type="float" office:value="0.0958908" calcext:value-type="float">
            <text:p>0.0958908</text:p>
          </table:table-cell>
          <table:table-cell office:value-type="float" office:value="0.0951025" calcext:value-type="float">
            <text:p>0.0951025</text:p>
          </table:table-cell>
          <table:table-cell office:value-type="float" office:value="0.0950513" calcext:value-type="float">
            <text:p>0.0950513</text:p>
          </table:table-cell>
          <table:table-cell office:value-type="float" office:value="0.094962" calcext:value-type="float">
            <text:p>0.0949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28103" calcext:value-type="float">
            <text:p>0.128103</text:p>
          </table:table-cell>
          <table:table-cell office:value-type="float" office:value="0.124303" calcext:value-type="float">
            <text:p>0.124303</text:p>
          </table:table-cell>
          <table:table-cell office:value-type="float" office:value="0.123162" calcext:value-type="float">
            <text:p>0.123162</text:p>
          </table:table-cell>
          <table:table-cell office:value-type="float" office:value="0.123059" calcext:value-type="float">
            <text:p>0.123059</text:p>
          </table:table-cell>
          <table:table-cell office:value-type="float" office:value="0.122931" calcext:value-type="float">
            <text:p>0.1229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4482" calcext:value-type="float">
            <text:p>0.154482</text:p>
          </table:table-cell>
          <table:table-cell office:value-type="float" office:value="0.149646" calcext:value-type="float">
            <text:p>0.149646</text:p>
          </table:table-cell>
          <table:table-cell office:value-type="float" office:value="0.148172" calcext:value-type="float">
            <text:p>0.148172</text:p>
          </table:table-cell>
          <table:table-cell office:value-type="float" office:value="0.148026" calcext:value-type="float">
            <text:p>0.148026</text:p>
          </table:table-cell>
          <table:table-cell office:value-type="float" office:value="0.14778" calcext:value-type="float">
            <text:p>0.147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76759" calcext:value-type="float">
            <text:p>0.176759</text:p>
          </table:table-cell>
          <table:table-cell office:value-type="float" office:value="0.170979" calcext:value-type="float">
            <text:p>0.170979</text:p>
          </table:table-cell>
          <table:table-cell office:value-type="float" office:value="0.169424" calcext:value-type="float">
            <text:p>0.169424</text:p>
          </table:table-cell>
          <table:table-cell office:value-type="float" office:value="0.169067" calcext:value-type="float">
            <text:p>0.169067</text:p>
          </table:table-cell>
          <table:table-cell office:value-type="float" office:value="0.168753" calcext:value-type="float">
            <text:p>0.1687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93766" calcext:value-type="float">
            <text:p>0.193766</text:p>
          </table:table-cell>
          <table:table-cell office:value-type="float" office:value="0.18797" calcext:value-type="float">
            <text:p>0.18797</text:p>
          </table:table-cell>
          <table:table-cell office:value-type="float" office:value="0.186323" calcext:value-type="float">
            <text:p>0.186323</text:p>
          </table:table-cell>
          <table:table-cell office:value-type="float" office:value="0.185752" calcext:value-type="float">
            <text:p>0.185752</text:p>
          </table:table-cell>
          <table:table-cell office:value-type="float" office:value="0.185663" calcext:value-type="float">
            <text:p>0.1856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06745" calcext:value-type="float">
            <text:p>0.206745</text:p>
          </table:table-cell>
          <table:table-cell office:value-type="float" office:value="0.201106" calcext:value-type="float">
            <text:p>0.201106</text:p>
          </table:table-cell>
          <table:table-cell office:value-type="float" office:value="0.199251" calcext:value-type="float">
            <text:p>0.199251</text:p>
          </table:table-cell>
          <table:table-cell office:value-type="float" office:value="0.198551" calcext:value-type="float">
            <text:p>0.198551</text:p>
          </table:table-cell>
          <table:table-cell office:value-type="float" office:value="0.198353" calcext:value-type="float">
            <text:p>0.19835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15969" calcext:value-type="float">
            <text:p>0.215969</text:p>
          </table:table-cell>
          <table:table-cell office:value-type="float" office:value="0.210489" calcext:value-type="float">
            <text:p>0.210489</text:p>
          </table:table-cell>
          <table:table-cell office:value-type="float" office:value="0.20902" calcext:value-type="float">
            <text:p>0.20902</text:p>
          </table:table-cell>
          <table:table-cell office:value-type="float" office:value="0.208305" calcext:value-type="float">
            <text:p>0.208305</text:p>
          </table:table-cell>
          <table:table-cell office:value-type="float" office:value="0.207647" calcext:value-type="float">
            <text:p>0.2076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22754" calcext:value-type="float">
            <text:p>0.222754</text:p>
          </table:table-cell>
          <table:table-cell office:value-type="float" office:value="0.217924" calcext:value-type="float">
            <text:p>0.217924</text:p>
          </table:table-cell>
          <table:table-cell office:value-type="float" office:value="0.215539" calcext:value-type="float">
            <text:p>0.215539</text:p>
          </table:table-cell>
          <table:table-cell office:value-type="float" office:value="0.211432" calcext:value-type="float">
            <text:p>0.211432</text:p>
          </table:table-cell>
          <table:table-cell office:value-type="float" office:value="0.180531" calcext:value-type="float">
            <text:p>0.1805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2743" calcext:value-type="float">
            <text:p>0.22743</text:p>
          </table:table-cell>
          <table:table-cell office:value-type="float" office:value="0.222589" calcext:value-type="float">
            <text:p>0.222589</text:p>
          </table:table-cell>
          <table:table-cell office:value-type="float" office:value="0.220591" calcext:value-type="float">
            <text:p>0.220591</text:p>
          </table:table-cell>
          <table:table-cell office:value-type="float" office:value="0.160381" calcext:value-type="float">
            <text:p>0.160381</text:p>
          </table:table-cell>
          <table:table-cell office:value-type="float" office:value="0.123484" calcext:value-type="float">
            <text:p>0.1234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30869" calcext:value-type="float">
            <text:p>0.230869</text:p>
          </table:table-cell>
          <table:table-cell office:value-type="float" office:value="0.225956" calcext:value-type="float">
            <text:p>0.225956</text:p>
          </table:table-cell>
          <table:table-cell office:value-type="float" office:value="0.191109" calcext:value-type="float">
            <text:p>0.191109</text:p>
          </table:table-cell>
          <table:table-cell office:value-type="float" office:value="0.0868529" calcext:value-type="float">
            <text:p>0.0868529</text:p>
          </table:table-cell>
          <table:table-cell office:value-type="float" office:value="0.0634975" calcext:value-type="float">
            <text:p>0.06349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33327" calcext:value-type="float">
            <text:p>0.233327</text:p>
          </table:table-cell>
          <table:table-cell office:value-type="float" office:value="0.22844" calcext:value-type="float">
            <text:p>0.22844</text:p>
          </table:table-cell>
          <table:table-cell office:value-type="float" office:value="0.122281" calcext:value-type="float">
            <text:p>0.122281</text:p>
          </table:table-cell>
          <table:table-cell office:value-type="float" office:value="0.0561658" calcext:value-type="float">
            <text:p>0.0561658</text:p>
          </table:table-cell>
          <table:table-cell office:value-type="float" office:value="0.0485211" calcext:value-type="float">
            <text:p>0.04852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3542" calcext:value-type="float">
            <text:p>0.23542</text:p>
          </table:table-cell>
          <table:table-cell office:value-type="float" office:value="0.230035" calcext:value-type="float">
            <text:p>0.230035</text:p>
          </table:table-cell>
          <table:table-cell office:value-type="float" office:value="0.0660719" calcext:value-type="float">
            <text:p>0.0660719</text:p>
          </table:table-cell>
          <table:table-cell office:value-type="float" office:value="0.0336591" calcext:value-type="float">
            <text:p>0.0336591</text:p>
          </table:table-cell>
          <table:table-cell office:value-type="float" office:value="0.0301441" calcext:value-type="float">
            <text:p>0.03014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3634" calcext:value-type="float">
            <text:p>0.23634</text:p>
          </table:table-cell>
          <table:table-cell office:value-type="float" office:value="0.212506" calcext:value-type="float">
            <text:p>0.212506</text:p>
          </table:table-cell>
          <table:table-cell office:value-type="float" office:value="0.0368946" calcext:value-type="float">
            <text:p>0.0368946</text:p>
          </table:table-cell>
          <table:table-cell office:value-type="float" office:value="0.0286814" calcext:value-type="float">
            <text:p>0.0286814</text:p>
          </table:table-cell>
          <table:table-cell office:value-type="float" office:value="0.0230495" calcext:value-type="float">
            <text:p>0.02304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37929" calcext:value-type="float">
            <text:p>0.237929</text:p>
          </table:table-cell>
          <table:table-cell office:value-type="float" office:value="0.0850865" calcext:value-type="float">
            <text:p>0.0850865</text:p>
          </table:table-cell>
          <table:table-cell office:value-type="float" office:value="0.0359081" calcext:value-type="float">
            <text:p>0.0359081</text:p>
          </table:table-cell>
          <table:table-cell office:value-type="float" office:value="0.0200341" calcext:value-type="float">
            <text:p>0.0200341</text:p>
          </table:table-cell>
          <table:table-cell office:value-type="float" office:value="0.0204917" calcext:value-type="float">
            <text:p>0.02049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38231" calcext:value-type="float">
            <text:p>0.238231</text:p>
          </table:table-cell>
          <table:table-cell office:value-type="float" office:value="0.0581446" calcext:value-type="float">
            <text:p>0.0581446</text:p>
          </table:table-cell>
          <table:table-cell office:value-type="float" office:value="0.0189067" calcext:value-type="float">
            <text:p>0.0189067</text:p>
          </table:table-cell>
          <table:table-cell office:value-type="float" office:value="0.0167559" calcext:value-type="float">
            <text:p>0.0167559</text:p>
          </table:table-cell>
          <table:table-cell office:value-type="float" office:value="0.0161202" calcext:value-type="float">
            <text:p>0.016120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39512" calcext:value-type="float">
            <text:p>0.239512</text:p>
          </table:table-cell>
          <table:table-cell office:value-type="float" office:value="0.0208423" calcext:value-type="float">
            <text:p>0.0208423</text:p>
          </table:table-cell>
          <table:table-cell office:value-type="float" office:value="0.0163609" calcext:value-type="float">
            <text:p>0.0163609</text:p>
          </table:table-cell>
          <table:table-cell office:value-type="float" office:value="0.0169836" calcext:value-type="float">
            <text:p>0.0169836</text:p>
          </table:table-cell>
          <table:table-cell office:value-type="float" office:value="0.0148856" calcext:value-type="float">
            <text:p>0.014885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38757" calcext:value-type="float">
            <text:p>0.238757</text:p>
          </table:table-cell>
          <table:table-cell office:value-type="float" office:value="0.0378577" calcext:value-type="float">
            <text:p>0.0378577</text:p>
          </table:table-cell>
          <table:table-cell office:value-type="float" office:value="0.0134206" calcext:value-type="float">
            <text:p>0.0134206</text:p>
          </table:table-cell>
          <table:table-cell office:value-type="float" office:value="0.0141592" calcext:value-type="float">
            <text:p>0.0141592</text:p>
          </table:table-cell>
          <table:table-cell office:value-type="float" office:value="0.0138788" calcext:value-type="float">
            <text:p>0.01387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38031" calcext:value-type="float">
            <text:p>0.238031</text:p>
          </table:table-cell>
          <table:table-cell office:value-type="float" office:value="0.0172128" calcext:value-type="float">
            <text:p>0.0172128</text:p>
          </table:table-cell>
          <table:table-cell office:value-type="float" office:value="0.013968" calcext:value-type="float">
            <text:p>0.013968</text:p>
          </table:table-cell>
          <table:table-cell office:value-type="float" office:value="0.0137382" calcext:value-type="float">
            <text:p>0.0137382</text:p>
          </table:table-cell>
          <table:table-cell office:value-type="float" office:value="0.0118495" calcext:value-type="float">
            <text:p>0.011849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38606" calcext:value-type="float">
            <text:p>0.238606</text:p>
          </table:table-cell>
          <table:table-cell office:value-type="float" office:value="0.0147739" calcext:value-type="float">
            <text:p>0.0147739</text:p>
          </table:table-cell>
          <table:table-cell office:value-type="float" office:value="0.0138793" calcext:value-type="float">
            <text:p>0.0138793</text:p>
          </table:table-cell>
          <table:table-cell office:value-type="float" office:value="0.0120562" calcext:value-type="float">
            <text:p>0.0120562</text:p>
          </table:table-cell>
          <table:table-cell office:value-type="float" office:value="0.0113695" calcext:value-type="float">
            <text:p>0.011369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37695" calcext:value-type="float">
            <text:p>0.237695</text:p>
          </table:table-cell>
          <table:table-cell office:value-type="float" office:value="0.0136915" calcext:value-type="float">
            <text:p>0.0136915</text:p>
          </table:table-cell>
          <table:table-cell office:value-type="float" office:value="0.00962789" calcext:value-type="float">
            <text:p>0.00962789</text:p>
          </table:table-cell>
          <table:table-cell office:value-type="float" office:value="0.0114062" calcext:value-type="float">
            <text:p>0.0114062</text:p>
          </table:table-cell>
          <table:table-cell office:value-type="float" office:value="0.0107165" calcext:value-type="float">
            <text:p>0.010716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36662" calcext:value-type="float">
            <text:p>0.236662</text:p>
          </table:table-cell>
          <table:table-cell office:value-type="float" office:value="0.0104662" calcext:value-type="float">
            <text:p>0.0104662</text:p>
          </table:table-cell>
          <table:table-cell office:value-type="float" office:value="0.00838406" calcext:value-type="float">
            <text:p>0.00838406</text:p>
          </table:table-cell>
          <table:table-cell office:value-type="float" office:value="0.00943675" calcext:value-type="float">
            <text:p>0.00943675</text:p>
          </table:table-cell>
          <table:table-cell office:value-type="float" office:value="0.0097697" calcext:value-type="float">
            <text:p>0.009769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35648" calcext:value-type="float">
            <text:p>0.235648</text:p>
          </table:table-cell>
          <table:table-cell office:value-type="float" office:value="0.00927988" calcext:value-type="float">
            <text:p>0.00927988</text:p>
          </table:table-cell>
          <table:table-cell office:value-type="float" office:value="0.00803771" calcext:value-type="float">
            <text:p>0.00803771</text:p>
          </table:table-cell>
          <table:table-cell office:value-type="float" office:value="0.00938768" calcext:value-type="float">
            <text:p>0.00938768</text:p>
          </table:table-cell>
          <table:table-cell office:value-type="float" office:value="0.00885602" calcext:value-type="float">
            <text:p>0.0088560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33037" calcext:value-type="float">
            <text:p>0.233037</text:p>
          </table:table-cell>
          <table:table-cell office:value-type="float" office:value="0.00978216" calcext:value-type="float">
            <text:p>0.00978216</text:p>
          </table:table-cell>
          <table:table-cell office:value-type="float" office:value="0.00792079" calcext:value-type="float">
            <text:p>0.00792079</text:p>
          </table:table-cell>
          <table:table-cell office:value-type="float" office:value="0.00776187" calcext:value-type="float">
            <text:p>0.00776187</text:p>
          </table:table-cell>
          <table:table-cell office:value-type="float" office:value="0.00844433" calcext:value-type="float">
            <text:p>0.0084443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33681" calcext:value-type="float">
            <text:p>0.233681</text:p>
          </table:table-cell>
          <table:table-cell office:value-type="float" office:value="0.00856489" calcext:value-type="float">
            <text:p>0.00856489</text:p>
          </table:table-cell>
          <table:table-cell office:value-type="float" office:value="0.00791528" calcext:value-type="float">
            <text:p>0.00791528</text:p>
          </table:table-cell>
          <table:table-cell office:value-type="float" office:value="0.0071681" calcext:value-type="float">
            <text:p>0.0071681</text:p>
          </table:table-cell>
          <table:table-cell office:value-type="float" office:value="0.00721742" calcext:value-type="float">
            <text:p>0.0072174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30318" calcext:value-type="float">
            <text:p>0.230318</text:p>
          </table:table-cell>
          <table:table-cell office:value-type="float" office:value="0.00861111" calcext:value-type="float">
            <text:p>0.00861111</text:p>
          </table:table-cell>
          <table:table-cell office:value-type="float" office:value="0.00638323" calcext:value-type="float">
            <text:p>0.00638323</text:p>
          </table:table-cell>
          <table:table-cell office:value-type="float" office:value="0.0071541" calcext:value-type="float">
            <text:p>0.0071541</text:p>
          </table:table-cell>
          <table:table-cell office:value-type="float" office:value="0.00700578" calcext:value-type="float">
            <text:p>0.0070057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27514" calcext:value-type="float">
            <text:p>0.227514</text:p>
          </table:table-cell>
          <table:table-cell office:value-type="float" office:value="0.00688714" calcext:value-type="float">
            <text:p>0.00688714</text:p>
          </table:table-cell>
          <table:table-cell office:value-type="float" office:value="0.00657395" calcext:value-type="float">
            <text:p>0.00657395</text:p>
          </table:table-cell>
          <table:table-cell office:value-type="float" office:value="0.00704434" calcext:value-type="float">
            <text:p>0.00704434</text:p>
          </table:table-cell>
          <table:table-cell office:value-type="float" office:value="0.00608897" calcext:value-type="float">
            <text:p>0.0060889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21082" calcext:value-type="float">
            <text:p>0.221082</text:p>
          </table:table-cell>
          <table:table-cell office:value-type="float" office:value="0.00662244" calcext:value-type="float">
            <text:p>0.00662244</text:p>
          </table:table-cell>
          <table:table-cell office:value-type="float" office:value="0.00605984" calcext:value-type="float">
            <text:p>0.00605984</text:p>
          </table:table-cell>
          <table:table-cell office:value-type="float" office:value="0.00504247" calcext:value-type="float">
            <text:p>0.00504247</text:p>
          </table:table-cell>
          <table:table-cell office:value-type="float" office:value="0.00549818" calcext:value-type="float">
            <text:p>0.005498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07069" calcext:value-type="float">
            <text:p>0.207069</text:p>
          </table:table-cell>
          <table:table-cell office:value-type="float" office:value="0.00523852" calcext:value-type="float">
            <text:p>0.00523852</text:p>
          </table:table-cell>
          <table:table-cell office:value-type="float" office:value="0.00589297" calcext:value-type="float">
            <text:p>0.00589297</text:p>
          </table:table-cell>
          <table:table-cell office:value-type="float" office:value="0.00568662" calcext:value-type="float">
            <text:p>0.00568662</text:p>
          </table:table-cell>
          <table:table-cell office:value-type="float" office:value="0.00576077" calcext:value-type="float">
            <text:p>0.0057607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210488" calcext:value-type="float">
            <text:p>0.210488</text:p>
          </table:table-cell>
          <table:table-cell office:value-type="float" office:value="0.00586377" calcext:value-type="float">
            <text:p>0.00586377</text:p>
          </table:table-cell>
          <table:table-cell office:value-type="float" office:value="0.00439576" calcext:value-type="float">
            <text:p>0.00439576</text:p>
          </table:table-cell>
          <table:table-cell office:value-type="float" office:value="0.0049738" calcext:value-type="float">
            <text:p>0.0049738</text:p>
          </table:table-cell>
          <table:table-cell office:value-type="float" office:value="0.00511529" calcext:value-type="float">
            <text:p>0.0051152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02753" calcext:value-type="float">
            <text:p>0.202753</text:p>
          </table:table-cell>
          <table:table-cell office:value-type="float" office:value="0.00448561" calcext:value-type="float">
            <text:p>0.00448561</text:p>
          </table:table-cell>
          <table:table-cell office:value-type="float" office:value="0.00474209" calcext:value-type="float">
            <text:p>0.00474209</text:p>
          </table:table-cell>
          <table:table-cell office:value-type="float" office:value="0.00466412" calcext:value-type="float">
            <text:p>0.00466412</text:p>
          </table:table-cell>
          <table:table-cell office:value-type="float" office:value="0.00473344" calcext:value-type="float">
            <text:p>0.0047334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119144" calcext:value-type="float">
            <text:p>0.119144</text:p>
          </table:table-cell>
          <table:table-cell office:value-type="float" office:value="0.00365977" calcext:value-type="float">
            <text:p>0.00365977</text:p>
          </table:table-cell>
          <table:table-cell office:value-type="float" office:value="0.00450931" calcext:value-type="float">
            <text:p>0.00450931</text:p>
          </table:table-cell>
          <table:table-cell office:value-type="float" office:value="0.00365424" calcext:value-type="float">
            <text:p>0.00365424</text:p>
          </table:table-cell>
          <table:table-cell office:value-type="float" office:value="0.0038901" calcext:value-type="float">
            <text:p>0.003890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476138" calcext:value-type="float">
            <text:p>0.0476138</text:p>
          </table:table-cell>
          <table:table-cell office:value-type="float" office:value="0.0038066" calcext:value-type="float">
            <text:p>0.0038066</text:p>
          </table:table-cell>
          <table:table-cell office:value-type="float" office:value="0.00384663" calcext:value-type="float">
            <text:p>0.00384663</text:p>
          </table:table-cell>
          <table:table-cell office:value-type="float" office:value="0.00388732" calcext:value-type="float">
            <text:p>0.00388732</text:p>
          </table:table-cell>
          <table:table-cell office:value-type="float" office:value="0.00420842" calcext:value-type="float">
            <text:p>0.0042084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235549" calcext:value-type="float">
            <text:p>0.0235549</text:p>
          </table:table-cell>
          <table:table-cell office:value-type="float" office:value="0.0037924" calcext:value-type="float">
            <text:p>0.0037924</text:p>
          </table:table-cell>
          <table:table-cell office:value-type="float" office:value="0.00311066" calcext:value-type="float">
            <text:p>0.00311066</text:p>
          </table:table-cell>
          <table:table-cell office:value-type="float" office:value="0.00336053" calcext:value-type="float">
            <text:p>0.00336053</text:p>
          </table:table-cell>
          <table:table-cell office:value-type="float" office:value="0.00357305" calcext:value-type="float">
            <text:p>0.0035730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154181" calcext:value-type="float">
            <text:p>0.0154181</text:p>
          </table:table-cell>
          <table:table-cell office:value-type="float" office:value="0.00267316" calcext:value-type="float">
            <text:p>0.00267316</text:p>
          </table:table-cell>
          <table:table-cell office:value-type="float" office:value="0.00321987" calcext:value-type="float">
            <text:p>0.00321987</text:p>
          </table:table-cell>
          <table:table-cell office:value-type="float" office:value="0.0030871" calcext:value-type="float">
            <text:p>0.0030871</text:p>
          </table:table-cell>
          <table:table-cell office:value-type="float" office:value="0.00317735" calcext:value-type="float">
            <text:p>0.0031773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944212" calcext:value-type="float">
            <text:p>0.00944212</text:p>
          </table:table-cell>
          <table:table-cell office:value-type="float" office:value="0.00339181" calcext:value-type="float">
            <text:p>0.00339181</text:p>
          </table:table-cell>
          <table:table-cell office:value-type="float" office:value="0.00321227" calcext:value-type="float">
            <text:p>0.00321227</text:p>
          </table:table-cell>
          <table:table-cell office:value-type="float" office:value="0.00295531" calcext:value-type="float">
            <text:p>0.00295531</text:p>
          </table:table-cell>
          <table:table-cell office:value-type="float" office:value="0.00306094" calcext:value-type="float">
            <text:p>0.0030609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741242" calcext:value-type="float">
            <text:p>0.00741242</text:p>
          </table:table-cell>
          <table:table-cell office:value-type="float" office:value="0.00270617" calcext:value-type="float">
            <text:p>0.00270617</text:p>
          </table:table-cell>
          <table:table-cell office:value-type="float" office:value="0.00287686" calcext:value-type="float">
            <text:p>0.00287686</text:p>
          </table:table-cell>
          <table:table-cell office:value-type="float" office:value="0.00298039" calcext:value-type="float">
            <text:p>0.00298039</text:p>
          </table:table-cell>
          <table:table-cell office:value-type="float" office:value="0.00250943" calcext:value-type="float">
            <text:p>0.0025094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599823" calcext:value-type="float">
            <text:p>0.00599823</text:p>
          </table:table-cell>
          <table:table-cell office:value-type="float" office:value="0.00243485" calcext:value-type="float">
            <text:p>0.00243485</text:p>
          </table:table-cell>
          <table:table-cell office:value-type="float" office:value="0.00230736" calcext:value-type="float">
            <text:p>0.00230736</text:p>
          </table:table-cell>
          <table:table-cell office:value-type="float" office:value="0.00273558" calcext:value-type="float">
            <text:p>0.00273558</text:p>
          </table:table-cell>
          <table:table-cell office:value-type="float" office:value="0.00275446" calcext:value-type="float">
            <text:p>0.0027544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530202" calcext:value-type="float">
            <text:p>0.00530202</text:p>
          </table:table-cell>
          <table:table-cell office:value-type="float" office:value="0.00285215" calcext:value-type="float">
            <text:p>0.00285215</text:p>
          </table:table-cell>
          <table:table-cell office:value-type="float" office:value="0.0022068" calcext:value-type="float">
            <text:p>0.0022068</text:p>
          </table:table-cell>
          <table:table-cell office:value-type="float" office:value="0.00228152" calcext:value-type="float">
            <text:p>0.00228152</text:p>
          </table:table-cell>
          <table:table-cell office:value-type="float" office:value="0.00249879" calcext:value-type="float">
            <text:p>0.0024987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542237" calcext:value-type="float">
            <text:p>0.00542237</text:p>
          </table:table-cell>
          <table:table-cell office:value-type="float" office:value="0.00209241" calcext:value-type="float">
            <text:p>0.00209241</text:p>
          </table:table-cell>
          <table:table-cell office:value-type="float" office:value="0.00210294" calcext:value-type="float">
            <text:p>0.00210294</text:p>
          </table:table-cell>
          <table:table-cell office:value-type="float" office:value="0.00233755" calcext:value-type="float">
            <text:p>0.00233755</text:p>
          </table:table-cell>
          <table:table-cell office:value-type="float" office:value="0.00241892" calcext:value-type="float">
            <text:p>0.0024189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528894" calcext:value-type="float">
            <text:p>0.00528894</text:p>
          </table:table-cell>
          <table:table-cell office:value-type="float" office:value="0.00269261" calcext:value-type="float">
            <text:p>0.00269261</text:p>
          </table:table-cell>
          <table:table-cell office:value-type="float" office:value="0.00206512" calcext:value-type="float">
            <text:p>0.00206512</text:p>
          </table:table-cell>
          <table:table-cell office:value-type="float" office:value="0.00202992" calcext:value-type="float">
            <text:p>0.00202992</text:p>
          </table:table-cell>
          <table:table-cell office:value-type="float" office:value="0.00204926" calcext:value-type="float">
            <text:p>0.0020492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505934" calcext:value-type="float">
            <text:p>0.00505934</text:p>
          </table:table-cell>
          <table:table-cell office:value-type="float" office:value="0.00195292" calcext:value-type="float">
            <text:p>0.00195292</text:p>
          </table:table-cell>
          <table:table-cell office:value-type="float" office:value="0.00232612" calcext:value-type="float">
            <text:p>0.00232612</text:p>
          </table:table-cell>
          <table:table-cell office:value-type="float" office:value="0.00186195" calcext:value-type="float">
            <text:p>0.00186195</text:p>
          </table:table-cell>
          <table:table-cell office:value-type="float" office:value="0.00199227" calcext:value-type="float">
            <text:p>0.0019922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65953" calcext:value-type="float">
            <text:p>0.0065953</text:p>
          </table:table-cell>
          <table:table-cell office:value-type="float" office:value="0.00133062" calcext:value-type="float">
            <text:p>0.00133062</text:p>
          </table:table-cell>
          <table:table-cell office:value-type="float" office:value="0.00186197" calcext:value-type="float">
            <text:p>0.00186197</text:p>
          </table:table-cell>
          <table:table-cell office:value-type="float" office:value="0.00185206" calcext:value-type="float">
            <text:p>0.00185206</text:p>
          </table:table-cell>
          <table:table-cell office:value-type="float" office:value="0.00187091" calcext:value-type="float">
            <text:p>0.0018709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587829" calcext:value-type="float">
            <text:p>0.00587829</text:p>
          </table:table-cell>
          <table:table-cell office:value-type="float" office:value="0.00145196" calcext:value-type="float">
            <text:p>0.00145196</text:p>
          </table:table-cell>
          <table:table-cell office:value-type="float" office:value="0.00164809" calcext:value-type="float">
            <text:p>0.00164809</text:p>
          </table:table-cell>
          <table:table-cell office:value-type="float" office:value="0.00169726" calcext:value-type="float">
            <text:p>0.00169726</text:p>
          </table:table-cell>
          <table:table-cell office:value-type="float" office:value="0.00169519" calcext:value-type="float">
            <text:p>0.0016951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611348" calcext:value-type="float">
            <text:p>0.00611348</text:p>
          </table:table-cell>
          <table:table-cell office:value-type="float" office:value="0.00135751" calcext:value-type="float">
            <text:p>0.00135751</text:p>
          </table:table-cell>
          <table:table-cell office:value-type="float" office:value="0.00158022" calcext:value-type="float">
            <text:p>0.00158022</text:p>
          </table:table-cell>
          <table:table-cell office:value-type="float" office:value="0.00148508" calcext:value-type="float">
            <text:p>0.00148508</text:p>
          </table:table-cell>
          <table:table-cell office:value-type="float" office:value="0.00162802" calcext:value-type="float">
            <text:p>0.0016280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631934" calcext:value-type="float">
            <text:p>0.00631934</text:p>
          </table:table-cell>
          <table:table-cell office:value-type="float" office:value="0.00128366" calcext:value-type="float">
            <text:p>0.00128366</text:p>
          </table:table-cell>
          <table:table-cell office:value-type="float" office:value="0.00129776" calcext:value-type="float">
            <text:p>0.00129776</text:p>
          </table:table-cell>
          <table:table-cell office:value-type="float" office:value="0.00139898" calcext:value-type="float">
            <text:p>0.00139898</text:p>
          </table:table-cell>
          <table:table-cell office:value-type="float" office:value="0.00150679" calcext:value-type="float">
            <text:p>0.0015067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819752" calcext:value-type="float">
            <text:p>0.00819752</text:p>
          </table:table-cell>
          <table:table-cell office:value-type="float" office:value="0.00128646" calcext:value-type="float">
            <text:p>0.00128646</text:p>
          </table:table-cell>
          <table:table-cell office:value-type="float" office:value="0.00143429" calcext:value-type="float">
            <text:p>0.00143429</text:p>
          </table:table-cell>
          <table:table-cell office:value-type="float" office:value="0.00145246" calcext:value-type="float">
            <text:p>0.00145246</text:p>
          </table:table-cell>
          <table:table-cell office:value-type="float" office:value="0.00136961" calcext:value-type="float">
            <text:p>0.0013696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140689" calcext:value-type="float">
            <text:p>0.0140689</text:p>
          </table:table-cell>
          <table:table-cell office:value-type="float" office:value="0.00101439" calcext:value-type="float">
            <text:p>0.00101439</text:p>
          </table:table-cell>
          <table:table-cell office:value-type="float" office:value="0.0012612" calcext:value-type="float">
            <text:p>0.0012612</text:p>
          </table:table-cell>
          <table:table-cell office:value-type="float" office:value="0.0012527" calcext:value-type="float">
            <text:p>0.0012527</text:p>
          </table:table-cell>
          <table:table-cell office:value-type="float" office:value="0.00124512" calcext:value-type="float">
            <text:p>0.001245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05454" calcext:value-type="float">
            <text:p>0.0105454</text:p>
          </table:table-cell>
          <table:table-cell office:value-type="float" office:value="0.00125857" calcext:value-type="float">
            <text:p>0.00125857</text:p>
          </table:table-cell>
          <table:table-cell office:value-type="float" office:value="0.000976078" calcext:value-type="float">
            <text:p>0.000976078</text:p>
          </table:table-cell>
          <table:table-cell office:value-type="float" office:value="0.00121458" calcext:value-type="float">
            <text:p>0.00121458</text:p>
          </table:table-cell>
          <table:table-cell office:value-type="float" office:value="0.00109897" calcext:value-type="float">
            <text:p>0.0010989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491631" calcext:value-type="float">
            <text:p>0.00491631</text:p>
          </table:table-cell>
          <table:table-cell office:value-type="float" office:value="0.0012415" calcext:value-type="float">
            <text:p>0.0012415</text:p>
          </table:table-cell>
          <table:table-cell office:value-type="float" office:value="0.00104773" calcext:value-type="float">
            <text:p>0.00104773</text:p>
          </table:table-cell>
          <table:table-cell office:value-type="float" office:value="0.00107719" calcext:value-type="float">
            <text:p>0.00107719</text:p>
          </table:table-cell>
          <table:table-cell office:value-type="float" office:value="0.00104713" calcext:value-type="float">
            <text:p>0.0010471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278343" calcext:value-type="float">
            <text:p>0.00278343</text:p>
          </table:table-cell>
          <table:table-cell office:value-type="float" office:value="0.000849785" calcext:value-type="float">
            <text:p>0.000849785</text:p>
          </table:table-cell>
          <table:table-cell office:value-type="float" office:value="0.000991167" calcext:value-type="float">
            <text:p>0.000991167</text:p>
          </table:table-cell>
          <table:table-cell office:value-type="float" office:value="0.000922475" calcext:value-type="float">
            <text:p>0.000922475</text:p>
          </table:table-cell>
          <table:table-cell office:value-type="float" office:value="0.00092197" calcext:value-type="float">
            <text:p>0.0009219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190672" calcext:value-type="float">
            <text:p>0.00190672</text:p>
          </table:table-cell>
          <table:table-cell office:value-type="float" office:value="0.00116819" calcext:value-type="float">
            <text:p>0.00116819</text:p>
          </table:table-cell>
          <table:table-cell office:value-type="float" office:value="0.000821055" calcext:value-type="float">
            <text:p>0.000821055</text:p>
          </table:table-cell>
          <table:table-cell office:value-type="float" office:value="0.000915719" calcext:value-type="float">
            <text:p>0.000915719</text:p>
          </table:table-cell>
          <table:table-cell office:value-type="float" office:value="0.000903986" calcext:value-type="float">
            <text:p>0.00090398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0782576" calcext:value-type="float">
            <text:p>0.000782576</text:p>
          </table:table-cell>
          <table:table-cell office:value-type="float" office:value="0.000824482" calcext:value-type="float">
            <text:p>0.000824482</text:p>
          </table:table-cell>
          <table:table-cell office:value-type="float" office:value="0.000870169" calcext:value-type="float">
            <text:p>0.000870169</text:p>
          </table:table-cell>
          <table:table-cell office:value-type="float" office:value="0.000860174" calcext:value-type="float">
            <text:p>0.000860174</text:p>
          </table:table-cell>
          <table:table-cell office:value-type="float" office:value="0.000834957" calcext:value-type="float">
            <text:p>0.00083495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0594293" calcext:value-type="float">
            <text:p>0.000594293</text:p>
          </table:table-cell>
          <table:table-cell office:value-type="float" office:value="0.000686793" calcext:value-type="float">
            <text:p>0.000686793</text:p>
          </table:table-cell>
          <table:table-cell office:value-type="float" office:value="0.000761756" calcext:value-type="float">
            <text:p>0.000761756</text:p>
          </table:table-cell>
          <table:table-cell office:value-type="float" office:value="0.000728213" calcext:value-type="float">
            <text:p>0.000728213</text:p>
          </table:table-cell>
          <table:table-cell office:value-type="float" office:value="0.000678574" calcext:value-type="float">
            <text:p>0.00067857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0423838" calcext:value-type="float">
            <text:p>0.000423838</text:p>
          </table:table-cell>
          <table:table-cell office:value-type="float" office:value="0.000669722" calcext:value-type="float">
            <text:p>0.000669722</text:p>
          </table:table-cell>
          <table:table-cell office:value-type="float" office:value="0.000615039" calcext:value-type="float">
            <text:p>0.000615039</text:p>
          </table:table-cell>
          <table:table-cell office:value-type="float" office:value="0.000749688" calcext:value-type="float">
            <text:p>0.000749688</text:p>
          </table:table-cell>
          <table:table-cell office:value-type="float" office:value="0.000690285" calcext:value-type="float">
            <text:p>0.00069028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0218586" calcext:value-type="float">
            <text:p>0.000218586</text:p>
          </table:table-cell>
          <table:table-cell office:value-type="float" office:value="0.000586982" calcext:value-type="float">
            <text:p>0.000586982</text:p>
          </table:table-cell>
          <table:table-cell office:value-type="float" office:value="0.000667828" calcext:value-type="float">
            <text:p>0.000667828</text:p>
          </table:table-cell>
          <table:table-cell office:value-type="float" office:value="0.000631534" calcext:value-type="float">
            <text:p>0.000631534</text:p>
          </table:table-cell>
          <table:table-cell office:value-type="float" office:value="0.000540521" calcext:value-type="float">
            <text:p>0.00054052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021202" calcext:value-type="float">
            <text:p>0.00021202</text:p>
          </table:table-cell>
          <table:table-cell office:value-type="float" office:value="0.000424722" calcext:value-type="float">
            <text:p>0.000424722</text:p>
          </table:table-cell>
          <table:table-cell office:value-type="float" office:value="0.000547452" calcext:value-type="float">
            <text:p>0.000547452</text:p>
          </table:table-cell>
          <table:table-cell office:value-type="float" office:value="0.000535107" calcext:value-type="float">
            <text:p>0.000535107</text:p>
          </table:table-cell>
          <table:table-cell office:value-type="float" office:value="0.000513008" calcext:value-type="float">
            <text:p>0.00051300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0220152" calcext:value-type="float">
            <text:p>0.000220152</text:p>
          </table:table-cell>
          <table:table-cell office:value-type="float" office:value="0.000545568" calcext:value-type="float">
            <text:p>0.000545568</text:p>
          </table:table-cell>
          <table:table-cell office:value-type="float" office:value="0.000473794" calcext:value-type="float">
            <text:p>0.000473794</text:p>
          </table:table-cell>
          <table:table-cell office:value-type="float" office:value="0.000417503" calcext:value-type="float">
            <text:p>0.000417503</text:p>
          </table:table-cell>
          <table:table-cell office:value-type="float" office:value="0.000460279" calcext:value-type="float">
            <text:p>0.00046027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0099899" calcext:value-type="float">
            <text:p>9.9899E-05</text:p>
          </table:table-cell>
          <table:table-cell office:value-type="float" office:value="0.000392866" calcext:value-type="float">
            <text:p>0.000392866</text:p>
          </table:table-cell>
          <table:table-cell office:value-type="float" office:value="0.000317666" calcext:value-type="float">
            <text:p>0.000317666</text:p>
          </table:table-cell>
          <table:table-cell office:value-type="float" office:value="0.000399896" calcext:value-type="float">
            <text:p>0.000399896</text:p>
          </table:table-cell>
          <table:table-cell office:value-type="float" office:value="0.000406644" calcext:value-type="float">
            <text:p>0.00040664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00385354" calcext:value-type="float">
            <text:p>3.85354E-05</text:p>
          </table:table-cell>
          <table:table-cell office:value-type="float" office:value="0.00037154" calcext:value-type="float">
            <text:p>0.00037154</text:p>
          </table:table-cell>
          <table:table-cell office:value-type="float" office:value="0.000350488" calcext:value-type="float">
            <text:p>0.000350488</text:p>
          </table:table-cell>
          <table:table-cell office:value-type="float" office:value="0.000407522" calcext:value-type="float">
            <text:p>0.000407522</text:p>
          </table:table-cell>
          <table:table-cell office:value-type="float" office:value="0.000361018" calcext:value-type="float">
            <text:p>0.00036101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00636868" calcext:value-type="float">
            <text:p>6.36868E-05</text:p>
          </table:table-cell>
          <table:table-cell office:value-type="float" office:value="0.000240177" calcext:value-type="float">
            <text:p>0.000240177</text:p>
          </table:table-cell>
          <table:table-cell office:value-type="float" office:value="0.000303384" calcext:value-type="float">
            <text:p>0.000303384</text:p>
          </table:table-cell>
          <table:table-cell office:value-type="float" office:value="0.000311247" calcext:value-type="float">
            <text:p>0.000311247</text:p>
          </table:table-cell>
          <table:table-cell office:value-type="float" office:value="0.00028437" calcext:value-type="float">
            <text:p>0.0002843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00925758" calcext:value-type="float">
            <text:p>9.25758E-05</text:p>
          </table:table-cell>
          <table:table-cell office:value-type="float" office:value="0.000217323" calcext:value-type="float">
            <text:p>0.000217323</text:p>
          </table:table-cell>
          <table:table-cell office:value-type="float" office:value="0.000178934" calcext:value-type="float">
            <text:p>0.000178934</text:p>
          </table:table-cell>
          <table:table-cell office:value-type="float" office:value="0.000198283" calcext:value-type="float">
            <text:p>0.000198283</text:p>
          </table:table-cell>
          <table:table-cell office:value-type="float" office:value="0.000263238" calcext:value-type="float">
            <text:p>0.00026323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486868" calcext:value-type="float">
            <text:p>4.86868E-05</text:p>
          </table:table-cell>
          <table:table-cell office:value-type="float" office:value="0.0000985101" calcext:value-type="float">
            <text:p>9.85101E-05</text:p>
          </table:table-cell>
          <table:table-cell office:value-type="float" office:value="0.000144108" calcext:value-type="float">
            <text:p>0.000144108</text:p>
          </table:table-cell>
          <table:table-cell office:value-type="float" office:value="0.000169558" calcext:value-type="float">
            <text:p>0.000169558</text:p>
          </table:table-cell>
          <table:table-cell office:value-type="float" office:value="0.000221665" calcext:value-type="float">
            <text:p>0.00022166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00156061" calcext:value-type="float">
            <text:p>1.56061E-05</text:p>
          </table:table-cell>
          <table:table-cell office:value-type="float" office:value="0.000129508" calcext:value-type="float">
            <text:p>0.000129508</text:p>
          </table:table-cell>
          <table:table-cell office:value-type="float" office:value="0.000141734" calcext:value-type="float">
            <text:p>0.000141734</text:p>
          </table:table-cell>
          <table:table-cell office:value-type="float" office:value="0.000145777" calcext:value-type="float">
            <text:p>0.000145777</text:p>
          </table:table-cell>
          <table:table-cell office:value-type="float" office:value="0.000165331" calcext:value-type="float">
            <text:p>0.00016533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00418182" calcext:value-type="float">
            <text:p>4.18182E-05</text:p>
          </table:table-cell>
          <table:table-cell office:value-type="float" office:value="0.000119104" calcext:value-type="float">
            <text:p>0.000119104</text:p>
          </table:table-cell>
          <table:table-cell office:value-type="float" office:value="0.0000772446" calcext:value-type="float">
            <text:p>7.72446E-05</text:p>
          </table:table-cell>
          <table:table-cell office:value-type="float" office:value="0.000152001" calcext:value-type="float">
            <text:p>0.000152001</text:p>
          </table:table-cell>
          <table:table-cell office:value-type="float" office:value="0.0000976727" calcext:value-type="float">
            <text:p>9.76727E-0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000257576" calcext:value-type="float">
            <text:p>2.57576E-06</text:p>
          </table:table-cell>
          <table:table-cell office:value-type="float" office:value="0.0000922096" calcext:value-type="float">
            <text:p>9.22096E-05</text:p>
          </table:table-cell>
          <table:table-cell office:value-type="float" office:value="0.0000671437" calcext:value-type="float">
            <text:p>6.71437E-05</text:p>
          </table:table-cell>
          <table:table-cell office:value-type="float" office:value="0.000121114" calcext:value-type="float">
            <text:p>0.000121114</text:p>
          </table:table-cell>
          <table:table-cell office:value-type="float" office:value="0.000100137" calcext:value-type="float">
            <text:p>0.00010013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00130808" calcext:value-type="float">
            <text:p>1.30808E-05</text:p>
          </table:table-cell>
          <table:table-cell office:value-type="float" office:value="0.0000117677" calcext:value-type="float">
            <text:p>1.17677E-05</text:p>
          </table:table-cell>
          <table:table-cell office:value-type="float" office:value="0.000106818" calcext:value-type="float">
            <text:p>0.000106818</text:p>
          </table:table-cell>
          <table:table-cell office:value-type="float" office:value="0.0000864267" calcext:value-type="float">
            <text:p>8.64267E-05</text:p>
          </table:table-cell>
          <table:table-cell office:value-type="float" office:value="0.0000934081" calcext:value-type="float">
            <text:p>9.34081E-0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000232323" calcext:value-type="float">
            <text:p>2.32323E-06</text:p>
          </table:table-cell>
          <table:table-cell office:value-type="float" office:value="0.0000467677" calcext:value-type="float">
            <text:p>4.67677E-05</text:p>
          </table:table-cell>
          <table:table-cell office:value-type="float" office:value="0.0000180976" calcext:value-type="float">
            <text:p>1.80976E-05</text:p>
          </table:table-cell>
          <table:table-cell office:value-type="float" office:value="0.0000257544" calcext:value-type="float">
            <text:p>2.57544E-05</text:p>
          </table:table-cell>
          <table:table-cell office:value-type="float" office:value="0.0000321515" calcext:value-type="float">
            <text:p>3.21515E-0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000323232" calcext:value-type="float">
            <text:p>3.23232E-06</text:p>
          </table:table-cell>
          <table:table-cell office:value-type="float" office:value="0.0000344823" calcext:value-type="float">
            <text:p>3.44823E-05</text:p>
          </table:table-cell>
          <table:table-cell office:value-type="float" office:value="0.0000390067" calcext:value-type="float">
            <text:p>3.90067E-05</text:p>
          </table:table-cell>
          <table:table-cell office:value-type="float" office:value="0.0000326231" calcext:value-type="float">
            <text:p>3.26231E-05</text:p>
          </table:table-cell>
          <table:table-cell office:value-type="float" office:value="0.0000363071" calcext:value-type="float">
            <text:p>3.63071E-0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000459596" calcext:value-type="float">
            <text:p>4.59596E-06</text:p>
          </table:table-cell>
          <table:table-cell office:value-type="float" office:value="0.00004125" calcext:value-type="float">
            <text:p>4.125E-05</text:p>
          </table:table-cell>
          <table:table-cell office:value-type="float" office:value="0.0000228956" calcext:value-type="float">
            <text:p>2.28956E-05</text:p>
          </table:table-cell>
          <table:table-cell office:value-type="float" office:value="0.0000161143" calcext:value-type="float">
            <text:p>1.61143E-05</text:p>
          </table:table-cell>
          <table:table-cell office:value-type="float" office:value="0.0000261758" calcext:value-type="float">
            <text:p>2.61758E-0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000409091" calcext:value-type="float">
            <text:p>4.09091E-06</text:p>
          </table:table-cell>
          <table:table-cell office:value-type="float" office:value="0.0000322475" calcext:value-type="float">
            <text:p>3.22475E-05</text:p>
          </table:table-cell>
          <table:table-cell office:value-type="float" office:value="0.0000218238" calcext:value-type="float">
            <text:p>2.18238E-05</text:p>
          </table:table-cell>
          <table:table-cell office:value-type="float" office:value="0.0000159059" calcext:value-type="float">
            <text:p>1.59059E-05</text:p>
          </table:table-cell>
          <table:table-cell office:value-type="float" office:value="0.0000118222" calcext:value-type="float">
            <text:p>1.18222E-0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000177778" calcext:value-type="float">
            <text:p>1.77778E-05</text:p>
          </table:table-cell>
          <table:table-cell office:value-type="float" office:value="0.0000163636" calcext:value-type="float">
            <text:p>1.63636E-05</text:p>
          </table:table-cell>
          <table:table-cell office:value-type="float" office:value="0.0000122334" calcext:value-type="float">
            <text:p>1.22334E-05</text:p>
          </table:table-cell>
          <table:table-cell office:value-type="float" office:value="0.00000789457" calcext:value-type="float">
            <text:p>7.89457E-06</text:p>
          </table:table-cell>
          <table:table-cell office:value-type="float" office:value="0.0000115535" calcext:value-type="float">
            <text:p>1.15535E-0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0.0000131818" calcext:value-type="float">
            <text:p>1.31818E-05</text:p>
          </table:table-cell>
          <table:table-cell office:value-type="float" office:value="0.0000140516" calcext:value-type="float">
            <text:p>1.40516E-05</text:p>
          </table:table-cell>
          <table:table-cell office:value-type="float" office:value="0.00000846591" calcext:value-type="float">
            <text:p>8.46591E-06</text:p>
          </table:table-cell>
          <table:table-cell office:value-type="float" office:value="0.00000377374" calcext:value-type="float">
            <text:p>3.77374E-0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000000517677" calcext:value-type="float">
            <text:p>5.17677E-07</text:p>
          </table:table-cell>
          <table:table-cell office:value-type="float" office:value="0.00000132997" calcext:value-type="float">
            <text:p>1.32997E-06</text:p>
          </table:table-cell>
          <table:table-cell office:value-type="float" office:value="0.000000173611" calcext:value-type="float">
            <text:p>1.73611E-07</text:p>
          </table:table-cell>
          <table:table-cell office:value-type="float" office:value="0.00000414344" calcext:value-type="float">
            <text:p>4.14344E-0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00000151515" calcext:value-type="float">
            <text:p>1.51515E-07</text:p>
          </table:table-cell>
          <table:table-cell office:value-type="float" office:value="0.00000441919" calcext:value-type="float">
            <text:p>4.41919E-06</text:p>
          </table:table-cell>
          <table:table-cell office:value-type="float" office:value="0.00000329966" calcext:value-type="float">
            <text:p>3.29966E-06</text:p>
          </table:table-cell>
          <table:table-cell office:value-type="float" office:value="0.000000795454" calcext:value-type="float">
            <text:p>7.95454E-07</text:p>
          </table:table-cell>
          <table:table-cell office:value-type="float" office:value="0.00000227071" calcext:value-type="float">
            <text:p>2.27071E-0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00000707071" calcext:value-type="float">
            <text:p>7.07071E-07</text:p>
          </table:table-cell>
          <table:table-cell office:value-type="float" office:value="0.000000669192" calcext:value-type="float">
            <text:p>6.69192E-07</text:p>
          </table:table-cell>
          <table:table-cell office:value-type="float" office:value="0.00000221661" calcext:value-type="float">
            <text:p>2.21661E-06</text:p>
          </table:table-cell>
          <table:table-cell office:value-type="float" office:value="0.00000110795" calcext:value-type="float">
            <text:p>1.10795E-06</text:p>
          </table:table-cell>
          <table:table-cell office:value-type="float" office:value="0.0000041798" calcext:value-type="float">
            <text:p>4.1798E-0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157127" calcext:value-type="float">
            <text:p>1.57127E-07</text:p>
          </table:table-cell>
          <table:table-cell office:value-type="float" office:value="0.00000142361" calcext:value-type="float">
            <text:p>1.42361E-06</text:p>
          </table:table-cell>
          <table:table-cell office:value-type="float" office:value="0.000000555556" calcext:value-type="float">
            <text:p>5.55556E-0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0.00000128788" calcext:value-type="float">
            <text:p>1.28788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325126" calcext:value-type="float">
            <text:p>3.25126E-07</text:p>
          </table:table-cell>
          <table:table-cell office:value-type="float" office:value="0.00000146263" calcext:value-type="float">
            <text:p>1.46263E-0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0205177" calcext:value-type="float">
            <text:p>2.05177E-07</text:p>
          </table:table-cell>
          <table:table-cell office:value-type="float" office:value="0.000000173737" calcext:value-type="float">
            <text:p>1.73737E-0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0331439" calcext:value-type="float">
            <text:p>3.31439E-07</text:p>
          </table:table-cell>
          <table:table-cell office:value-type="float" office:value="0.000000333333" calcext:value-type="float">
            <text:p>3.33333E-0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00125253" calcext:value-type="float">
            <text:p>1.25253E-0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0381944" calcext:value-type="float">
            <text:p>3.81944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00347222" calcext:value-type="float">
            <text:p>3.47222E-08</text:p>
          </table:table-cell>
          <table:table-cell office:value-type="float" office:value="0.0000000121212" calcext:value-type="float">
            <text:p>1.21212E-0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000424242" calcext:value-type="float">
            <text:p>4.24242E-0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224467" calcext:value-type="float">
            <text:p>2.24467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0585859" calcext:value-type="float">
            <text:p>5.85859E-0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00568182" calcext:value-type="float">
            <text:p>5.68182E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:2</text:p>
          </table:table-cell>
          <table:table-cell office:value-type="string" calcext:value-type="string">
            <text:p>10:4</text:p>
          </table:table-cell>
          <table:table-cell office:value-type="string" calcext:value-type="string">
            <text:p>15:6</text:p>
          </table:table-cell>
          <table:table-cell office:value-type="string" calcext:value-type="string">
            <text:p>20:8</text:p>
          </table:table-cell>
          <table:table-cell office:value-type="string" calcext:value-type="string">
            <text:p>25: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dobe Blank" style:font-family-asian="'Adobe Blan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07T09:39:56.419551329</dc:date>
    <meta:editing-duration>PT2M54S</meta:editing-duration>
    <meta:editing-cycles>1</meta:editing-cycles>
    <meta:document-statistic meta:table-count="2" meta:cell-count="3253" meta:object-count="6"/>
    <meta:generator>LibreOffice/5.2.3.3$Linux_X86_64 LibreOffice_project/2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23cm" svg:height="9.005cm" xlink:href=".." xlink:type="simple" chart:class="chart:scatter" chart:style-name="ch1">
        <chart:legend chart:legend-position="end" svg:x="13.197cm" svg:y="4.203cm" style:legend-expansion="high" chart:style-name="ch2"/>
        <chart:plot-area chart:style-name="ch3" table:cell-range-address="result.E2:result.F91" svg:x="0.32cm" svg:y="0.18cm" svg:width="12.557cm" svg:height="8.645cm">
          <chartooo:coordinate-region svg:x="1.232cm" svg:y="0.38cm" svg:width="11.365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sult.F2:result.F91" chart:class="chart:scatter">
            <chart:domain table:cell-range-address="result.E2:result.E91"/>
            <chart:data-point chart:repeated="9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result.E2:result.E91</svg:desc>
                </draw:g>
              </table:table-cell>
              <table:table-cell office:value-type="float" office:value="0.0332414">
                <text:p>0.0332414</text:p>
                <draw:g>
                  <svg:desc>result.F2:result.F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660005">
                <text:p>0.06600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980138">
                <text:p>0.09801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28103">
                <text:p>0.1281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154482">
                <text:p>0.1544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176759">
                <text:p>0.1767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193766">
                <text:p>0.1937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206745">
                <text:p>0.2067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215969">
                <text:p>0.2159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222754">
                <text:p>0.2227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22743">
                <text:p>0.227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230869">
                <text:p>0.2308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233327">
                <text:p>0.2333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23542">
                <text:p>0.235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23634">
                <text:p>0.236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237929">
                <text:p>0.2379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238231">
                <text:p>0.2382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239512">
                <text:p>0.2395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238757">
                <text:p>0.2387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238031">
                <text:p>0.2380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238606">
                <text:p>0.2386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237695">
                <text:p>0.2376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236662">
                <text:p>0.2366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235648">
                <text:p>0.2356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233037">
                <text:p>0.2330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233681">
                <text:p>0.2336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230318">
                <text:p>0.2303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227514">
                <text:p>0.2275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221082">
                <text:p>0.2210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207069">
                <text:p>0.2070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210488">
                <text:p>0.2104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202753">
                <text:p>0.2027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119144">
                <text:p>0.1191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0476138">
                <text:p>0.04761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0235549">
                <text:p>0.02355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0154181">
                <text:p>0.01541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00944212">
                <text:p>0.009442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00741242">
                <text:p>0.007412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00599823">
                <text:p>0.005998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0530202">
                <text:p>0.005302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542237">
                <text:p>0.005422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00528894">
                <text:p>0.005288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00505934">
                <text:p>0.005059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0065953">
                <text:p>0.00659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00587829">
                <text:p>0.005878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00611348">
                <text:p>0.006113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00631934">
                <text:p>0.006319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00819752">
                <text:p>0.008197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0140689">
                <text:p>0.01406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0105454">
                <text:p>0.01054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00491631">
                <text:p>0.004916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00278343">
                <text:p>0.002783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00190672">
                <text:p>0.001906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000782576">
                <text:p>0.0007825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000594293">
                <text:p>0.0005942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000423838">
                <text:p>0.0004238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000218586">
                <text:p>0.00021858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00021202">
                <text:p>0.000212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000220152">
                <text:p>0.0002201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000099899">
                <text:p>0.0000998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0000385354">
                <text:p>0.00003853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0000636868">
                <text:p>0.00006368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0000925758">
                <text:p>0.00009257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0000486868">
                <text:p>0.00004868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0000156061">
                <text:p>0.000015606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0000418182">
                <text:p>0.00004181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00000257576">
                <text:p>0.000002575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0000130808">
                <text:p>0.00001308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00000232323">
                <text:p>0.000002323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00000323232">
                <text:p>0.000003232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00000459596">
                <text:p>0.000004595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00000409091">
                <text:p>0.000004090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0000177778">
                <text:p>0.00001777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000000151515">
                <text:p>0.0000001515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000000707071">
                <text:p>0.0000007070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23cm" svg:height="9.005cm" xlink:href=".." xlink:type="simple" chart:class="chart:scatter" chart:style-name="ch1">
        <chart:legend chart:legend-position="end" svg:x="13.197cm" svg:y="4.203cm" style:legend-expansion="high" chart:style-name="ch2"/>
        <chart:plot-area chart:style-name="ch3" table:cell-range-address="result.E93:result.F182" svg:x="0.32cm" svg:y="0.18cm" svg:width="12.557cm" svg:height="8.645cm">
          <chartooo:coordinate-region svg:x="1.232cm" svg:y="0.379cm" svg:width="11.365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sult.F93:result.F182" chart:class="chart:scatter">
            <chart:domain table:cell-range-address="result.E93:result.E182"/>
            <chart:data-point chart:repeated="9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result.E93:result.E182</svg:desc>
                </draw:g>
              </table:table-cell>
              <table:table-cell office:value-type="float" office:value="0.0331046">
                <text:p>0.0331046</text:p>
                <draw:g>
                  <svg:desc>result.F93:result.F1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652687">
                <text:p>0.06526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958908">
                <text:p>0.09589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24303">
                <text:p>0.1243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149646">
                <text:p>0.1496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170979">
                <text:p>0.1709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18797">
                <text:p>0.187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201106">
                <text:p>0.2011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210489">
                <text:p>0.2104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217924">
                <text:p>0.2179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222589">
                <text:p>0.2225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225956">
                <text:p>0.2259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22844">
                <text:p>0.228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230035">
                <text:p>0.2300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212506">
                <text:p>0.2125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850865">
                <text:p>0.08508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581446">
                <text:p>0.05814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208423">
                <text:p>0.02084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378577">
                <text:p>0.03785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172128">
                <text:p>0.01721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0147739">
                <text:p>0.01477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136915">
                <text:p>0.01369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104662">
                <text:p>0.01046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00927988">
                <text:p>0.009279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0978216">
                <text:p>0.009782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00856489">
                <text:p>0.008564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00861111">
                <text:p>0.008611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00688714">
                <text:p>0.006887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00662244">
                <text:p>0.006622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0523852">
                <text:p>0.005238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00586377">
                <text:p>0.005863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00448561">
                <text:p>0.004485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00365977">
                <text:p>0.003659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0038066">
                <text:p>0.00380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0037924">
                <text:p>0.00379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00267316">
                <text:p>0.002673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00339181">
                <text:p>0.003391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00270617">
                <text:p>0.002706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00243485">
                <text:p>0.002434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0285215">
                <text:p>0.002852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209241">
                <text:p>0.002092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00269261">
                <text:p>0.002692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00195292">
                <text:p>0.001952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00133062">
                <text:p>0.001330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00145196">
                <text:p>0.001451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00135751">
                <text:p>0.001357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00128366">
                <text:p>0.001283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00128646">
                <text:p>0.001286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00101439">
                <text:p>0.001014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00125857">
                <text:p>0.001258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0012415">
                <text:p>0.00124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000849785">
                <text:p>0.0008497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00116819">
                <text:p>0.001168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000824482">
                <text:p>0.0008244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000686793">
                <text:p>0.0006867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000669722">
                <text:p>0.0006697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000586982">
                <text:p>0.0005869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000424722">
                <text:p>0.0004247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000545568">
                <text:p>0.0005455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000392866">
                <text:p>0.0003928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00037154">
                <text:p>0.000371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000240177">
                <text:p>0.00024017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000217323">
                <text:p>0.0002173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0000985101">
                <text:p>0.00009851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000129508">
                <text:p>0.0001295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000119104">
                <text:p>0.0001191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0000922096">
                <text:p>0.00009220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0000117677">
                <text:p>0.00001176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0000467677">
                <text:p>0.000046767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0000344823">
                <text:p>0.00003448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00004125">
                <text:p>0.000041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0000322475">
                <text:p>0.00003224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0000163636">
                <text:p>0.00001636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0000131818">
                <text:p>0.00001318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000000517677">
                <text:p>0.00000051767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00000441919">
                <text:p>0.000004419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000000669192">
                <text:p>0.0000006691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00000128788">
                <text:p>0.000001287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23cm" svg:height="9.006cm" xlink:href=".." xlink:type="simple" chart:class="chart:scatter" chart:style-name="ch1">
        <chart:legend chart:legend-position="end" svg:x="13.197cm" svg:y="4.204cm" style:legend-expansion="high" chart:style-name="ch2"/>
        <chart:plot-area chart:style-name="ch3" table:cell-range-address="result.F184:result.F273" svg:x="0.32cm" svg:y="0.18cm" svg:width="12.557cm" svg:height="8.646cm">
          <chartooo:coordinate-region svg:x="1.232cm" svg:y="0.379cm" svg:width="11.365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sult.F184:result.F273" chart:class="chart:scatter">
            <chart:data-point chart:repeated="9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29506">
                <text:p>0.0329506</text:p>
                <draw:g>
                  <svg:desc>result.F184:result.F2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47991">
                <text:p>0.06479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51025">
                <text:p>0.09510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3162">
                <text:p>0.1231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48172">
                <text:p>0.1481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69424">
                <text:p>0.1694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86323">
                <text:p>0.1863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99251">
                <text:p>0.1992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0902">
                <text:p>0.209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15539">
                <text:p>0.2155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20591">
                <text:p>0.2205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91109">
                <text:p>0.1911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2281">
                <text:p>0.1222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660719">
                <text:p>0.06607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68946">
                <text:p>0.03689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59081">
                <text:p>0.03590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89067">
                <text:p>0.01890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63609">
                <text:p>0.01636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34206">
                <text:p>0.01342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3968">
                <text:p>0.0139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38793">
                <text:p>0.01387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962789">
                <text:p>0.009627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838406">
                <text:p>0.008384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803771">
                <text:p>0.008037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792079">
                <text:p>0.007920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791528">
                <text:p>0.007915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638323">
                <text:p>0.006383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657395">
                <text:p>0.006573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605984">
                <text:p>0.006059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589297">
                <text:p>0.005892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439576">
                <text:p>0.004395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474209">
                <text:p>0.004742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450931">
                <text:p>0.004509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384663">
                <text:p>0.003846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311066">
                <text:p>0.003110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321987">
                <text:p>0.003219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321227">
                <text:p>0.003212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287686">
                <text:p>0.002876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230736">
                <text:p>0.002307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22068">
                <text:p>0.00220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210294">
                <text:p>0.002102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206512">
                <text:p>0.002065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232612">
                <text:p>0.002326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186197">
                <text:p>0.001861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164809">
                <text:p>0.001648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158022">
                <text:p>0.001580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129776">
                <text:p>0.001297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143429">
                <text:p>0.001434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12612">
                <text:p>0.00126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976078">
                <text:p>0.0009760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104773">
                <text:p>0.001047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991167">
                <text:p>0.0009911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821055">
                <text:p>0.0008210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870169">
                <text:p>0.00087016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761756">
                <text:p>0.0007617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615039">
                <text:p>0.0006150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667828">
                <text:p>0.0006678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547452">
                <text:p>0.0005474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473794">
                <text:p>0.0004737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317666">
                <text:p>0.0003176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350488">
                <text:p>0.0003504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303384">
                <text:p>0.0003033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178934">
                <text:p>0.0001789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144108">
                <text:p>0.0001441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141734">
                <text:p>0.00014173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0772446">
                <text:p>0.00007724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0671437">
                <text:p>0.00006714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106818">
                <text:p>0.0001068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0180976">
                <text:p>0.00001809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0390067">
                <text:p>0.00003900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0228956">
                <text:p>0.00002289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0218238">
                <text:p>0.00002182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0122334">
                <text:p>0.000012233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0140516">
                <text:p>0.00001405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00132997">
                <text:p>0.000001329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00329966">
                <text:p>0.000003299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00221661">
                <text:p>0.000002216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000157127">
                <text:p>0.0000001571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0000224467">
                <text:p>0.00000002244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74cm" svg:y="4.201cm" style:legend-expansion="high" chart:style-name="ch2"/>
        <chart:plot-area chart:style-name="ch3" table:cell-range-address="result.F275:result.F364" svg:x="0.32cm" svg:y="0.18cm" svg:width="12.534cm" svg:height="8.64cm">
          <chartooo:coordinate-region svg:x="1.232cm" svg:y="0.379cm" svg:width="11.34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sult.F275:result.F364" chart:class="chart:scatter">
            <chart:data-point chart:repeated="9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29414">
                <text:p>0.0329414</text:p>
                <draw:g>
                  <svg:desc>result.F275:result.F3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47968">
                <text:p>0.06479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50513">
                <text:p>0.09505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3059">
                <text:p>0.1230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48026">
                <text:p>0.1480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69067">
                <text:p>0.1690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85752">
                <text:p>0.1857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98551">
                <text:p>0.1985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08305">
                <text:p>0.2083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11432">
                <text:p>0.2114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60381">
                <text:p>0.1603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868529">
                <text:p>0.08685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61658">
                <text:p>0.05616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36591">
                <text:p>0.03365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86814">
                <text:p>0.02868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00341">
                <text:p>0.02003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67559">
                <text:p>0.01675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69836">
                <text:p>0.01698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41592">
                <text:p>0.01415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37382">
                <text:p>0.01373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20562">
                <text:p>0.01205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14062">
                <text:p>0.01140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943675">
                <text:p>0.009436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938768">
                <text:p>0.009387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776187">
                <text:p>0.007761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71681">
                <text:p>0.00716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71541">
                <text:p>0.00715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704434">
                <text:p>0.007044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504247">
                <text:p>0.005042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568662">
                <text:p>0.005686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49738">
                <text:p>0.00497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466412">
                <text:p>0.004664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365424">
                <text:p>0.003654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388732">
                <text:p>0.003887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336053">
                <text:p>0.003360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30871">
                <text:p>0.00308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295531">
                <text:p>0.002955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298039">
                <text:p>0.002980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273558">
                <text:p>0.002735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228152">
                <text:p>0.002281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233755">
                <text:p>0.002337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202992">
                <text:p>0.002029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186195">
                <text:p>0.001861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185206">
                <text:p>0.001852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169726">
                <text:p>0.001697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148508">
                <text:p>0.001485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139898">
                <text:p>0.001398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145246">
                <text:p>0.001452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12527">
                <text:p>0.00125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121458">
                <text:p>0.001214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107719">
                <text:p>0.001077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922475">
                <text:p>0.0009224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915719">
                <text:p>0.0009157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860174">
                <text:p>0.0008601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728213">
                <text:p>0.0007282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749688">
                <text:p>0.0007496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631534">
                <text:p>0.0006315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535107">
                <text:p>0.0005351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417503">
                <text:p>0.0004175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399896">
                <text:p>0.0003998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407522">
                <text:p>0.00040752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311247">
                <text:p>0.0003112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198283">
                <text:p>0.0001982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169558">
                <text:p>0.0001695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145777">
                <text:p>0.0001457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152001">
                <text:p>0.0001520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121114">
                <text:p>0.0001211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0864267">
                <text:p>0.00008642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0257544">
                <text:p>0.00002575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0326231">
                <text:p>0.00003262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0161143">
                <text:p>0.00001611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0159059">
                <text:p>0.00001590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00789457">
                <text:p>0.0000078945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00846591">
                <text:p>0.000008465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000173611">
                <text:p>0.0000001736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000795454">
                <text:p>0.0000007954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00110795">
                <text:p>0.000001107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00142361">
                <text:p>0.000001423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000325126">
                <text:p>0.0000003251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000205177">
                <text:p>0.0000002051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000331439">
                <text:p>0.0000003314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000381944">
                <text:p>0.0000003819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0000347222">
                <text:p>0.00000003472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0000568182">
                <text:p>0.000000056818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74cm" svg:y="4.201cm" style:legend-expansion="high" chart:style-name="ch2"/>
        <chart:plot-area chart:style-name="ch3" table:cell-range-address="result.F366:result.F455" svg:x="0.32cm" svg:y="0.18cm" svg:width="12.534cm" svg:height="8.64cm">
          <chartooo:coordinate-region svg:x="1.232cm" svg:y="0.379cm" svg:width="11.34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sult.F366:result.F455" chart:class="chart:scatter">
            <chart:data-point chart:repeated="9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29306">
                <text:p>0.0329306</text:p>
                <draw:g>
                  <svg:desc>result.F366:result.F4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47692">
                <text:p>0.06476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4962">
                <text:p>0.0949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2931">
                <text:p>0.1229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4778">
                <text:p>0.147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68753">
                <text:p>0.1687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85663">
                <text:p>0.1856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98353">
                <text:p>0.1983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07647">
                <text:p>0.2076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0531">
                <text:p>0.1805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23484">
                <text:p>0.1234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34975">
                <text:p>0.06349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85211">
                <text:p>0.04852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01441">
                <text:p>0.03014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30495">
                <text:p>0.02304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04917">
                <text:p>0.02049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61202">
                <text:p>0.01612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48856">
                <text:p>0.01488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38788">
                <text:p>0.01387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18495">
                <text:p>0.01184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13695">
                <text:p>0.01136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07165">
                <text:p>0.01071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97697">
                <text:p>0.00976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885602">
                <text:p>0.008856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844433">
                <text:p>0.008444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721742">
                <text:p>0.007217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700578">
                <text:p>0.007005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608897">
                <text:p>0.006088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549818">
                <text:p>0.005498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576077">
                <text:p>0.005760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511529">
                <text:p>0.005115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473344">
                <text:p>0.004733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38901">
                <text:p>0.00389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420842">
                <text:p>0.004208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357305">
                <text:p>0.003573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317735">
                <text:p>0.003177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306094">
                <text:p>0.003060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250943">
                <text:p>0.002509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275446">
                <text:p>0.002754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249879">
                <text:p>0.002498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241892">
                <text:p>0.002418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204926">
                <text:p>0.002049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199227">
                <text:p>0.001992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187091">
                <text:p>0.001870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169519">
                <text:p>0.001695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162802">
                <text:p>0.001628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150679">
                <text:p>0.001506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136961">
                <text:p>0.001369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124512">
                <text:p>0.001245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109897">
                <text:p>0.001098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104713">
                <text:p>0.001047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92197">
                <text:p>0.000921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903986">
                <text:p>0.0009039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834957">
                <text:p>0.0008349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678574">
                <text:p>0.0006785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690285">
                <text:p>0.0006902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540521">
                <text:p>0.0005405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513008">
                <text:p>0.0005130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460279">
                <text:p>0.0004602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406644">
                <text:p>0.0004066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361018">
                <text:p>0.0003610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28437">
                <text:p>0.000284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263238">
                <text:p>0.0002632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221665">
                <text:p>0.0002216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165331">
                <text:p>0.0001653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0976727">
                <text:p>0.00009767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100137">
                <text:p>0.0001001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0934081">
                <text:p>0.000093408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0321515">
                <text:p>0.00003215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0363071">
                <text:p>0.00003630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0261758">
                <text:p>0.00002617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0118222">
                <text:p>0.00001182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0115535">
                <text:p>0.00001155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00377374">
                <text:p>0.000003773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00414344">
                <text:p>0.000004143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00227071">
                <text:p>0.000002270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0041798">
                <text:p>0.00000417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000555556">
                <text:p>0.0000005555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00146263">
                <text:p>0.000001462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000173737">
                <text:p>0.00000017373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000333333">
                <text:p>0.000000333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000125253">
                <text:p>0.0000001252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0000121212">
                <text:p>0.00000001212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0000424242">
                <text:p>0.00000004242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0000585859">
                <text:p>0.00000005858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09cm" svg:y="3.205cm" style:legend-expansion="high" chart:style-name="ch2"/>
        <chart:plot-area chart:style-name="ch3" table:cell-range-address="Sheet2.A2:Sheet2.F91 Sheet2.B92:Sheet2.F92" chart:data-source-has-labels="row" svg:x="0.32cm" svg:y="0.18cm" svg:width="13.169cm" svg:height="8.64cm">
          <chartooo:coordinate-region svg:x="1.232cm" svg:y="0.38cm" svg:width="11.977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2:Sheet2.B91" chart:label-cell-address="Sheet2.B92:Sheet2.B92" chart:class="chart:scatter">
            <chart:domain table:cell-range-address="Sheet2.A2:Sheet2.A91"/>
            <chart:data-point chart:repeated="90"/>
          </chart:series>
          <chart:series chart:style-name="ch7" chart:values-cell-range-address="Sheet2.C2:Sheet2.C91" chart:label-cell-address="Sheet2.C92:Sheet2.C92" chart:class="chart:scatter">
            <chart:data-point chart:repeated="90"/>
          </chart:series>
          <chart:series chart:style-name="ch8" chart:values-cell-range-address="Sheet2.D2:Sheet2.D91" chart:label-cell-address="Sheet2.D92:Sheet2.D92" chart:class="chart:scatter">
            <chart:data-point chart:repeated="90"/>
          </chart:series>
          <chart:series chart:style-name="ch9" chart:values-cell-range-address="Sheet2.E2:Sheet2.E91" chart:label-cell-address="Sheet2.E92:Sheet2.E92" chart:class="chart:scatter">
            <chart:data-point chart:repeated="90"/>
          </chart:series>
          <chart:series chart:style-name="ch10" chart:values-cell-range-address="Sheet2.F2:Sheet2.F91" chart:label-cell-address="Sheet2.F92:Sheet2.F92" chart:class="chart:scatter">
            <chart:data-point chart:repeated="9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5:2</text:p>
                <draw:g>
                  <svg:desc>Sheet2.B92:Sheet2.B92</svg:desc>
                </draw:g>
              </table:table-cell>
              <table:table-cell office:value-type="string">
                <text:p>10:4</text:p>
                <draw:g>
                  <svg:desc>Sheet2.C92:Sheet2.C92</svg:desc>
                </draw:g>
              </table:table-cell>
              <table:table-cell office:value-type="string">
                <text:p>15:6</text:p>
                <draw:g>
                  <svg:desc>Sheet2.D92:Sheet2.D92</svg:desc>
                </draw:g>
              </table:table-cell>
              <table:table-cell office:value-type="string">
                <text:p>20:8</text:p>
                <draw:g>
                  <svg:desc>Sheet2.E92:Sheet2.E92</svg:desc>
                </draw:g>
              </table:table-cell>
              <table:table-cell office:value-type="string">
                <text:p>25:10</text:p>
                <draw:g>
                  <svg:desc>Sheet2.F92:Sheet2.F9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A2:Sheet2.A91</svg:desc>
                </draw:g>
              </table:table-cell>
              <table:table-cell office:value-type="float" office:value="0.0332414">
                <text:p>0.0332414</text:p>
                <draw:g>
                  <svg:desc>Sheet2.B2:Sheet2.B91</svg:desc>
                </draw:g>
              </table:table-cell>
              <table:table-cell office:value-type="float" office:value="0.0331046">
                <text:p>0.0331046</text:p>
                <draw:g>
                  <svg:desc>Sheet2.C2:Sheet2.C91</svg:desc>
                </draw:g>
              </table:table-cell>
              <table:table-cell office:value-type="float" office:value="0.0329506">
                <text:p>0.0329506</text:p>
                <draw:g>
                  <svg:desc>Sheet2.D2:Sheet2.D91</svg:desc>
                </draw:g>
              </table:table-cell>
              <table:table-cell office:value-type="float" office:value="0.0329414">
                <text:p>0.0329414</text:p>
                <draw:g>
                  <svg:desc>Sheet2.E2:Sheet2.E91</svg:desc>
                </draw:g>
              </table:table-cell>
              <table:table-cell office:value-type="float" office:value="0.0329306">
                <text:p>0.0329306</text:p>
                <draw:g>
                  <svg:desc>Sheet2.F2:Sheet2.F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660005">
                <text:p>0.0660005</text:p>
              </table:table-cell>
              <table:table-cell office:value-type="float" office:value="0.0652687">
                <text:p>0.0652687</text:p>
              </table:table-cell>
              <table:table-cell office:value-type="float" office:value="0.0647991">
                <text:p>0.0647991</text:p>
              </table:table-cell>
              <table:table-cell office:value-type="float" office:value="0.0647968">
                <text:p>0.0647968</text:p>
              </table:table-cell>
              <table:table-cell office:value-type="float" office:value="0.0647692">
                <text:p>0.06476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980138">
                <text:p>0.0980138</text:p>
              </table:table-cell>
              <table:table-cell office:value-type="float" office:value="0.0958908">
                <text:p>0.0958908</text:p>
              </table:table-cell>
              <table:table-cell office:value-type="float" office:value="0.0951025">
                <text:p>0.0951025</text:p>
              </table:table-cell>
              <table:table-cell office:value-type="float" office:value="0.0950513">
                <text:p>0.0950513</text:p>
              </table:table-cell>
              <table:table-cell office:value-type="float" office:value="0.094962">
                <text:p>0.0949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28103">
                <text:p>0.128103</text:p>
              </table:table-cell>
              <table:table-cell office:value-type="float" office:value="0.124303">
                <text:p>0.124303</text:p>
              </table:table-cell>
              <table:table-cell office:value-type="float" office:value="0.123162">
                <text:p>0.123162</text:p>
              </table:table-cell>
              <table:table-cell office:value-type="float" office:value="0.123059">
                <text:p>0.123059</text:p>
              </table:table-cell>
              <table:table-cell office:value-type="float" office:value="0.122931">
                <text:p>0.1229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154482">
                <text:p>0.154482</text:p>
              </table:table-cell>
              <table:table-cell office:value-type="float" office:value="0.149646">
                <text:p>0.149646</text:p>
              </table:table-cell>
              <table:table-cell office:value-type="float" office:value="0.148172">
                <text:p>0.148172</text:p>
              </table:table-cell>
              <table:table-cell office:value-type="float" office:value="0.148026">
                <text:p>0.148026</text:p>
              </table:table-cell>
              <table:table-cell office:value-type="float" office:value="0.14778">
                <text:p>0.147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176759">
                <text:p>0.176759</text:p>
              </table:table-cell>
              <table:table-cell office:value-type="float" office:value="0.170979">
                <text:p>0.170979</text:p>
              </table:table-cell>
              <table:table-cell office:value-type="float" office:value="0.169424">
                <text:p>0.169424</text:p>
              </table:table-cell>
              <table:table-cell office:value-type="float" office:value="0.169067">
                <text:p>0.169067</text:p>
              </table:table-cell>
              <table:table-cell office:value-type="float" office:value="0.168753">
                <text:p>0.1687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193766">
                <text:p>0.193766</text:p>
              </table:table-cell>
              <table:table-cell office:value-type="float" office:value="0.18797">
                <text:p>0.18797</text:p>
              </table:table-cell>
              <table:table-cell office:value-type="float" office:value="0.186323">
                <text:p>0.186323</text:p>
              </table:table-cell>
              <table:table-cell office:value-type="float" office:value="0.185752">
                <text:p>0.185752</text:p>
              </table:table-cell>
              <table:table-cell office:value-type="float" office:value="0.185663">
                <text:p>0.1856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206745">
                <text:p>0.206745</text:p>
              </table:table-cell>
              <table:table-cell office:value-type="float" office:value="0.201106">
                <text:p>0.201106</text:p>
              </table:table-cell>
              <table:table-cell office:value-type="float" office:value="0.199251">
                <text:p>0.199251</text:p>
              </table:table-cell>
              <table:table-cell office:value-type="float" office:value="0.198551">
                <text:p>0.198551</text:p>
              </table:table-cell>
              <table:table-cell office:value-type="float" office:value="0.198353">
                <text:p>0.1983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215969">
                <text:p>0.215969</text:p>
              </table:table-cell>
              <table:table-cell office:value-type="float" office:value="0.210489">
                <text:p>0.210489</text:p>
              </table:table-cell>
              <table:table-cell office:value-type="float" office:value="0.20902">
                <text:p>0.20902</text:p>
              </table:table-cell>
              <table:table-cell office:value-type="float" office:value="0.208305">
                <text:p>0.208305</text:p>
              </table:table-cell>
              <table:table-cell office:value-type="float" office:value="0.207647">
                <text:p>0.2076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222754">
                <text:p>0.222754</text:p>
              </table:table-cell>
              <table:table-cell office:value-type="float" office:value="0.217924">
                <text:p>0.217924</text:p>
              </table:table-cell>
              <table:table-cell office:value-type="float" office:value="0.215539">
                <text:p>0.215539</text:p>
              </table:table-cell>
              <table:table-cell office:value-type="float" office:value="0.211432">
                <text:p>0.211432</text:p>
              </table:table-cell>
              <table:table-cell office:value-type="float" office:value="0.180531">
                <text:p>0.1805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22743">
                <text:p>0.22743</text:p>
              </table:table-cell>
              <table:table-cell office:value-type="float" office:value="0.222589">
                <text:p>0.222589</text:p>
              </table:table-cell>
              <table:table-cell office:value-type="float" office:value="0.220591">
                <text:p>0.220591</text:p>
              </table:table-cell>
              <table:table-cell office:value-type="float" office:value="0.160381">
                <text:p>0.160381</text:p>
              </table:table-cell>
              <table:table-cell office:value-type="float" office:value="0.123484">
                <text:p>0.1234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230869">
                <text:p>0.230869</text:p>
              </table:table-cell>
              <table:table-cell office:value-type="float" office:value="0.225956">
                <text:p>0.225956</text:p>
              </table:table-cell>
              <table:table-cell office:value-type="float" office:value="0.191109">
                <text:p>0.191109</text:p>
              </table:table-cell>
              <table:table-cell office:value-type="float" office:value="0.0868529">
                <text:p>0.0868529</text:p>
              </table:table-cell>
              <table:table-cell office:value-type="float" office:value="0.0634975">
                <text:p>0.06349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233327">
                <text:p>0.233327</text:p>
              </table:table-cell>
              <table:table-cell office:value-type="float" office:value="0.22844">
                <text:p>0.22844</text:p>
              </table:table-cell>
              <table:table-cell office:value-type="float" office:value="0.122281">
                <text:p>0.122281</text:p>
              </table:table-cell>
              <table:table-cell office:value-type="float" office:value="0.0561658">
                <text:p>0.0561658</text:p>
              </table:table-cell>
              <table:table-cell office:value-type="float" office:value="0.0485211">
                <text:p>0.04852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23542">
                <text:p>0.23542</text:p>
              </table:table-cell>
              <table:table-cell office:value-type="float" office:value="0.230035">
                <text:p>0.230035</text:p>
              </table:table-cell>
              <table:table-cell office:value-type="float" office:value="0.0660719">
                <text:p>0.0660719</text:p>
              </table:table-cell>
              <table:table-cell office:value-type="float" office:value="0.0336591">
                <text:p>0.0336591</text:p>
              </table:table-cell>
              <table:table-cell office:value-type="float" office:value="0.0301441">
                <text:p>0.03014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23634">
                <text:p>0.23634</text:p>
              </table:table-cell>
              <table:table-cell office:value-type="float" office:value="0.212506">
                <text:p>0.212506</text:p>
              </table:table-cell>
              <table:table-cell office:value-type="float" office:value="0.0368946">
                <text:p>0.0368946</text:p>
              </table:table-cell>
              <table:table-cell office:value-type="float" office:value="0.0286814">
                <text:p>0.0286814</text:p>
              </table:table-cell>
              <table:table-cell office:value-type="float" office:value="0.0230495">
                <text:p>0.02304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237929">
                <text:p>0.237929</text:p>
              </table:table-cell>
              <table:table-cell office:value-type="float" office:value="0.0850865">
                <text:p>0.0850865</text:p>
              </table:table-cell>
              <table:table-cell office:value-type="float" office:value="0.0359081">
                <text:p>0.0359081</text:p>
              </table:table-cell>
              <table:table-cell office:value-type="float" office:value="0.0200341">
                <text:p>0.0200341</text:p>
              </table:table-cell>
              <table:table-cell office:value-type="float" office:value="0.0204917">
                <text:p>0.02049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238231">
                <text:p>0.238231</text:p>
              </table:table-cell>
              <table:table-cell office:value-type="float" office:value="0.0581446">
                <text:p>0.0581446</text:p>
              </table:table-cell>
              <table:table-cell office:value-type="float" office:value="0.0189067">
                <text:p>0.0189067</text:p>
              </table:table-cell>
              <table:table-cell office:value-type="float" office:value="0.0167559">
                <text:p>0.0167559</text:p>
              </table:table-cell>
              <table:table-cell office:value-type="float" office:value="0.0161202">
                <text:p>0.01612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239512">
                <text:p>0.239512</text:p>
              </table:table-cell>
              <table:table-cell office:value-type="float" office:value="0.0208423">
                <text:p>0.0208423</text:p>
              </table:table-cell>
              <table:table-cell office:value-type="float" office:value="0.0163609">
                <text:p>0.0163609</text:p>
              </table:table-cell>
              <table:table-cell office:value-type="float" office:value="0.0169836">
                <text:p>0.0169836</text:p>
              </table:table-cell>
              <table:table-cell office:value-type="float" office:value="0.0148856">
                <text:p>0.01488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238757">
                <text:p>0.238757</text:p>
              </table:table-cell>
              <table:table-cell office:value-type="float" office:value="0.0378577">
                <text:p>0.0378577</text:p>
              </table:table-cell>
              <table:table-cell office:value-type="float" office:value="0.0134206">
                <text:p>0.0134206</text:p>
              </table:table-cell>
              <table:table-cell office:value-type="float" office:value="0.0141592">
                <text:p>0.0141592</text:p>
              </table:table-cell>
              <table:table-cell office:value-type="float" office:value="0.0138788">
                <text:p>0.01387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238031">
                <text:p>0.238031</text:p>
              </table:table-cell>
              <table:table-cell office:value-type="float" office:value="0.0172128">
                <text:p>0.0172128</text:p>
              </table:table-cell>
              <table:table-cell office:value-type="float" office:value="0.013968">
                <text:p>0.013968</text:p>
              </table:table-cell>
              <table:table-cell office:value-type="float" office:value="0.0137382">
                <text:p>0.0137382</text:p>
              </table:table-cell>
              <table:table-cell office:value-type="float" office:value="0.0118495">
                <text:p>0.01184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238606">
                <text:p>0.238606</text:p>
              </table:table-cell>
              <table:table-cell office:value-type="float" office:value="0.0147739">
                <text:p>0.0147739</text:p>
              </table:table-cell>
              <table:table-cell office:value-type="float" office:value="0.0138793">
                <text:p>0.0138793</text:p>
              </table:table-cell>
              <table:table-cell office:value-type="float" office:value="0.0120562">
                <text:p>0.0120562</text:p>
              </table:table-cell>
              <table:table-cell office:value-type="float" office:value="0.0113695">
                <text:p>0.01136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237695">
                <text:p>0.237695</text:p>
              </table:table-cell>
              <table:table-cell office:value-type="float" office:value="0.0136915">
                <text:p>0.0136915</text:p>
              </table:table-cell>
              <table:table-cell office:value-type="float" office:value="0.00962789">
                <text:p>0.00962789</text:p>
              </table:table-cell>
              <table:table-cell office:value-type="float" office:value="0.0114062">
                <text:p>0.0114062</text:p>
              </table:table-cell>
              <table:table-cell office:value-type="float" office:value="0.0107165">
                <text:p>0.01071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236662">
                <text:p>0.236662</text:p>
              </table:table-cell>
              <table:table-cell office:value-type="float" office:value="0.0104662">
                <text:p>0.0104662</text:p>
              </table:table-cell>
              <table:table-cell office:value-type="float" office:value="0.00838406">
                <text:p>0.00838406</text:p>
              </table:table-cell>
              <table:table-cell office:value-type="float" office:value="0.00943675">
                <text:p>0.00943675</text:p>
              </table:table-cell>
              <table:table-cell office:value-type="float" office:value="0.0097697">
                <text:p>0.00976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235648">
                <text:p>0.235648</text:p>
              </table:table-cell>
              <table:table-cell office:value-type="float" office:value="0.00927988">
                <text:p>0.00927988</text:p>
              </table:table-cell>
              <table:table-cell office:value-type="float" office:value="0.00803771">
                <text:p>0.00803771</text:p>
              </table:table-cell>
              <table:table-cell office:value-type="float" office:value="0.00938768">
                <text:p>0.00938768</text:p>
              </table:table-cell>
              <table:table-cell office:value-type="float" office:value="0.00885602">
                <text:p>0.008856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233037">
                <text:p>0.233037</text:p>
              </table:table-cell>
              <table:table-cell office:value-type="float" office:value="0.00978216">
                <text:p>0.00978216</text:p>
              </table:table-cell>
              <table:table-cell office:value-type="float" office:value="0.00792079">
                <text:p>0.00792079</text:p>
              </table:table-cell>
              <table:table-cell office:value-type="float" office:value="0.00776187">
                <text:p>0.00776187</text:p>
              </table:table-cell>
              <table:table-cell office:value-type="float" office:value="0.00844433">
                <text:p>0.008444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233681">
                <text:p>0.233681</text:p>
              </table:table-cell>
              <table:table-cell office:value-type="float" office:value="0.00856489">
                <text:p>0.00856489</text:p>
              </table:table-cell>
              <table:table-cell office:value-type="float" office:value="0.00791528">
                <text:p>0.00791528</text:p>
              </table:table-cell>
              <table:table-cell office:value-type="float" office:value="0.0071681">
                <text:p>0.0071681</text:p>
              </table:table-cell>
              <table:table-cell office:value-type="float" office:value="0.00721742">
                <text:p>0.007217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230318">
                <text:p>0.230318</text:p>
              </table:table-cell>
              <table:table-cell office:value-type="float" office:value="0.00861111">
                <text:p>0.00861111</text:p>
              </table:table-cell>
              <table:table-cell office:value-type="float" office:value="0.00638323">
                <text:p>0.00638323</text:p>
              </table:table-cell>
              <table:table-cell office:value-type="float" office:value="0.0071541">
                <text:p>0.0071541</text:p>
              </table:table-cell>
              <table:table-cell office:value-type="float" office:value="0.00700578">
                <text:p>0.007005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227514">
                <text:p>0.227514</text:p>
              </table:table-cell>
              <table:table-cell office:value-type="float" office:value="0.00688714">
                <text:p>0.00688714</text:p>
              </table:table-cell>
              <table:table-cell office:value-type="float" office:value="0.00657395">
                <text:p>0.00657395</text:p>
              </table:table-cell>
              <table:table-cell office:value-type="float" office:value="0.00704434">
                <text:p>0.00704434</text:p>
              </table:table-cell>
              <table:table-cell office:value-type="float" office:value="0.00608897">
                <text:p>0.006088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221082">
                <text:p>0.221082</text:p>
              </table:table-cell>
              <table:table-cell office:value-type="float" office:value="0.00662244">
                <text:p>0.00662244</text:p>
              </table:table-cell>
              <table:table-cell office:value-type="float" office:value="0.00605984">
                <text:p>0.00605984</text:p>
              </table:table-cell>
              <table:table-cell office:value-type="float" office:value="0.00504247">
                <text:p>0.00504247</text:p>
              </table:table-cell>
              <table:table-cell office:value-type="float" office:value="0.00549818">
                <text:p>0.005498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207069">
                <text:p>0.207069</text:p>
              </table:table-cell>
              <table:table-cell office:value-type="float" office:value="0.00523852">
                <text:p>0.00523852</text:p>
              </table:table-cell>
              <table:table-cell office:value-type="float" office:value="0.00589297">
                <text:p>0.00589297</text:p>
              </table:table-cell>
              <table:table-cell office:value-type="float" office:value="0.00568662">
                <text:p>0.00568662</text:p>
              </table:table-cell>
              <table:table-cell office:value-type="float" office:value="0.00576077">
                <text:p>0.005760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210488">
                <text:p>0.210488</text:p>
              </table:table-cell>
              <table:table-cell office:value-type="float" office:value="0.00586377">
                <text:p>0.00586377</text:p>
              </table:table-cell>
              <table:table-cell office:value-type="float" office:value="0.00439576">
                <text:p>0.00439576</text:p>
              </table:table-cell>
              <table:table-cell office:value-type="float" office:value="0.0049738">
                <text:p>0.0049738</text:p>
              </table:table-cell>
              <table:table-cell office:value-type="float" office:value="0.00511529">
                <text:p>0.005115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202753">
                <text:p>0.202753</text:p>
              </table:table-cell>
              <table:table-cell office:value-type="float" office:value="0.00448561">
                <text:p>0.00448561</text:p>
              </table:table-cell>
              <table:table-cell office:value-type="float" office:value="0.00474209">
                <text:p>0.00474209</text:p>
              </table:table-cell>
              <table:table-cell office:value-type="float" office:value="0.00466412">
                <text:p>0.00466412</text:p>
              </table:table-cell>
              <table:table-cell office:value-type="float" office:value="0.00473344">
                <text:p>0.004733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119144">
                <text:p>0.119144</text:p>
              </table:table-cell>
              <table:table-cell office:value-type="float" office:value="0.00365977">
                <text:p>0.00365977</text:p>
              </table:table-cell>
              <table:table-cell office:value-type="float" office:value="0.00450931">
                <text:p>0.00450931</text:p>
              </table:table-cell>
              <table:table-cell office:value-type="float" office:value="0.00365424">
                <text:p>0.00365424</text:p>
              </table:table-cell>
              <table:table-cell office:value-type="float" office:value="0.0038901">
                <text:p>0.00389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0476138">
                <text:p>0.0476138</text:p>
              </table:table-cell>
              <table:table-cell office:value-type="float" office:value="0.0038066">
                <text:p>0.0038066</text:p>
              </table:table-cell>
              <table:table-cell office:value-type="float" office:value="0.00384663">
                <text:p>0.00384663</text:p>
              </table:table-cell>
              <table:table-cell office:value-type="float" office:value="0.00388732">
                <text:p>0.00388732</text:p>
              </table:table-cell>
              <table:table-cell office:value-type="float" office:value="0.00420842">
                <text:p>0.004208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0235549">
                <text:p>0.0235549</text:p>
              </table:table-cell>
              <table:table-cell office:value-type="float" office:value="0.0037924">
                <text:p>0.0037924</text:p>
              </table:table-cell>
              <table:table-cell office:value-type="float" office:value="0.00311066">
                <text:p>0.00311066</text:p>
              </table:table-cell>
              <table:table-cell office:value-type="float" office:value="0.00336053">
                <text:p>0.00336053</text:p>
              </table:table-cell>
              <table:table-cell office:value-type="float" office:value="0.00357305">
                <text:p>0.003573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0154181">
                <text:p>0.0154181</text:p>
              </table:table-cell>
              <table:table-cell office:value-type="float" office:value="0.00267316">
                <text:p>0.00267316</text:p>
              </table:table-cell>
              <table:table-cell office:value-type="float" office:value="0.00321987">
                <text:p>0.00321987</text:p>
              </table:table-cell>
              <table:table-cell office:value-type="float" office:value="0.0030871">
                <text:p>0.0030871</text:p>
              </table:table-cell>
              <table:table-cell office:value-type="float" office:value="0.00317735">
                <text:p>0.003177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00944212">
                <text:p>0.00944212</text:p>
              </table:table-cell>
              <table:table-cell office:value-type="float" office:value="0.00339181">
                <text:p>0.00339181</text:p>
              </table:table-cell>
              <table:table-cell office:value-type="float" office:value="0.00321227">
                <text:p>0.00321227</text:p>
              </table:table-cell>
              <table:table-cell office:value-type="float" office:value="0.00295531">
                <text:p>0.00295531</text:p>
              </table:table-cell>
              <table:table-cell office:value-type="float" office:value="0.00306094">
                <text:p>0.003060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00741242">
                <text:p>0.00741242</text:p>
              </table:table-cell>
              <table:table-cell office:value-type="float" office:value="0.00270617">
                <text:p>0.00270617</text:p>
              </table:table-cell>
              <table:table-cell office:value-type="float" office:value="0.00287686">
                <text:p>0.00287686</text:p>
              </table:table-cell>
              <table:table-cell office:value-type="float" office:value="0.00298039">
                <text:p>0.00298039</text:p>
              </table:table-cell>
              <table:table-cell office:value-type="float" office:value="0.00250943">
                <text:p>0.002509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00599823">
                <text:p>0.00599823</text:p>
              </table:table-cell>
              <table:table-cell office:value-type="float" office:value="0.00243485">
                <text:p>0.00243485</text:p>
              </table:table-cell>
              <table:table-cell office:value-type="float" office:value="0.00230736">
                <text:p>0.00230736</text:p>
              </table:table-cell>
              <table:table-cell office:value-type="float" office:value="0.00273558">
                <text:p>0.00273558</text:p>
              </table:table-cell>
              <table:table-cell office:value-type="float" office:value="0.00275446">
                <text:p>0.002754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0530202">
                <text:p>0.00530202</text:p>
              </table:table-cell>
              <table:table-cell office:value-type="float" office:value="0.00285215">
                <text:p>0.00285215</text:p>
              </table:table-cell>
              <table:table-cell office:value-type="float" office:value="0.0022068">
                <text:p>0.0022068</text:p>
              </table:table-cell>
              <table:table-cell office:value-type="float" office:value="0.00228152">
                <text:p>0.00228152</text:p>
              </table:table-cell>
              <table:table-cell office:value-type="float" office:value="0.00249879">
                <text:p>0.002498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542237">
                <text:p>0.00542237</text:p>
              </table:table-cell>
              <table:table-cell office:value-type="float" office:value="0.00209241">
                <text:p>0.00209241</text:p>
              </table:table-cell>
              <table:table-cell office:value-type="float" office:value="0.00210294">
                <text:p>0.00210294</text:p>
              </table:table-cell>
              <table:table-cell office:value-type="float" office:value="0.00233755">
                <text:p>0.00233755</text:p>
              </table:table-cell>
              <table:table-cell office:value-type="float" office:value="0.00241892">
                <text:p>0.002418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00528894">
                <text:p>0.00528894</text:p>
              </table:table-cell>
              <table:table-cell office:value-type="float" office:value="0.00269261">
                <text:p>0.00269261</text:p>
              </table:table-cell>
              <table:table-cell office:value-type="float" office:value="0.00206512">
                <text:p>0.00206512</text:p>
              </table:table-cell>
              <table:table-cell office:value-type="float" office:value="0.00202992">
                <text:p>0.00202992</text:p>
              </table:table-cell>
              <table:table-cell office:value-type="float" office:value="0.00204926">
                <text:p>0.002049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00505934">
                <text:p>0.00505934</text:p>
              </table:table-cell>
              <table:table-cell office:value-type="float" office:value="0.00195292">
                <text:p>0.00195292</text:p>
              </table:table-cell>
              <table:table-cell office:value-type="float" office:value="0.00232612">
                <text:p>0.00232612</text:p>
              </table:table-cell>
              <table:table-cell office:value-type="float" office:value="0.00186195">
                <text:p>0.00186195</text:p>
              </table:table-cell>
              <table:table-cell office:value-type="float" office:value="0.00199227">
                <text:p>0.001992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0065953">
                <text:p>0.0065953</text:p>
              </table:table-cell>
              <table:table-cell office:value-type="float" office:value="0.00133062">
                <text:p>0.00133062</text:p>
              </table:table-cell>
              <table:table-cell office:value-type="float" office:value="0.00186197">
                <text:p>0.00186197</text:p>
              </table:table-cell>
              <table:table-cell office:value-type="float" office:value="0.00185206">
                <text:p>0.00185206</text:p>
              </table:table-cell>
              <table:table-cell office:value-type="float" office:value="0.00187091">
                <text:p>0.001870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00587829">
                <text:p>0.00587829</text:p>
              </table:table-cell>
              <table:table-cell office:value-type="float" office:value="0.00145196">
                <text:p>0.00145196</text:p>
              </table:table-cell>
              <table:table-cell office:value-type="float" office:value="0.00164809">
                <text:p>0.00164809</text:p>
              </table:table-cell>
              <table:table-cell office:value-type="float" office:value="0.00169726">
                <text:p>0.00169726</text:p>
              </table:table-cell>
              <table:table-cell office:value-type="float" office:value="0.00169519">
                <text:p>0.001695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00611348">
                <text:p>0.00611348</text:p>
              </table:table-cell>
              <table:table-cell office:value-type="float" office:value="0.00135751">
                <text:p>0.00135751</text:p>
              </table:table-cell>
              <table:table-cell office:value-type="float" office:value="0.00158022">
                <text:p>0.00158022</text:p>
              </table:table-cell>
              <table:table-cell office:value-type="float" office:value="0.00148508">
                <text:p>0.00148508</text:p>
              </table:table-cell>
              <table:table-cell office:value-type="float" office:value="0.00162802">
                <text:p>0.001628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00631934">
                <text:p>0.00631934</text:p>
              </table:table-cell>
              <table:table-cell office:value-type="float" office:value="0.00128366">
                <text:p>0.00128366</text:p>
              </table:table-cell>
              <table:table-cell office:value-type="float" office:value="0.00129776">
                <text:p>0.00129776</text:p>
              </table:table-cell>
              <table:table-cell office:value-type="float" office:value="0.00139898">
                <text:p>0.00139898</text:p>
              </table:table-cell>
              <table:table-cell office:value-type="float" office:value="0.00150679">
                <text:p>0.001506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00819752">
                <text:p>0.00819752</text:p>
              </table:table-cell>
              <table:table-cell office:value-type="float" office:value="0.00128646">
                <text:p>0.00128646</text:p>
              </table:table-cell>
              <table:table-cell office:value-type="float" office:value="0.00143429">
                <text:p>0.00143429</text:p>
              </table:table-cell>
              <table:table-cell office:value-type="float" office:value="0.00145246">
                <text:p>0.00145246</text:p>
              </table:table-cell>
              <table:table-cell office:value-type="float" office:value="0.00136961">
                <text:p>0.001369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0140689">
                <text:p>0.0140689</text:p>
              </table:table-cell>
              <table:table-cell office:value-type="float" office:value="0.00101439">
                <text:p>0.00101439</text:p>
              </table:table-cell>
              <table:table-cell office:value-type="float" office:value="0.0012612">
                <text:p>0.0012612</text:p>
              </table:table-cell>
              <table:table-cell office:value-type="float" office:value="0.0012527">
                <text:p>0.0012527</text:p>
              </table:table-cell>
              <table:table-cell office:value-type="float" office:value="0.00124512">
                <text:p>0.001245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0105454">
                <text:p>0.0105454</text:p>
              </table:table-cell>
              <table:table-cell office:value-type="float" office:value="0.00125857">
                <text:p>0.00125857</text:p>
              </table:table-cell>
              <table:table-cell office:value-type="float" office:value="0.000976078">
                <text:p>0.000976078</text:p>
              </table:table-cell>
              <table:table-cell office:value-type="float" office:value="0.00121458">
                <text:p>0.00121458</text:p>
              </table:table-cell>
              <table:table-cell office:value-type="float" office:value="0.00109897">
                <text:p>0.001098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00491631">
                <text:p>0.00491631</text:p>
              </table:table-cell>
              <table:table-cell office:value-type="float" office:value="0.0012415">
                <text:p>0.0012415</text:p>
              </table:table-cell>
              <table:table-cell office:value-type="float" office:value="0.00104773">
                <text:p>0.00104773</text:p>
              </table:table-cell>
              <table:table-cell office:value-type="float" office:value="0.00107719">
                <text:p>0.00107719</text:p>
              </table:table-cell>
              <table:table-cell office:value-type="float" office:value="0.00104713">
                <text:p>0.001047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00278343">
                <text:p>0.00278343</text:p>
              </table:table-cell>
              <table:table-cell office:value-type="float" office:value="0.000849785">
                <text:p>0.000849785</text:p>
              </table:table-cell>
              <table:table-cell office:value-type="float" office:value="0.000991167">
                <text:p>0.000991167</text:p>
              </table:table-cell>
              <table:table-cell office:value-type="float" office:value="0.000922475">
                <text:p>0.000922475</text:p>
              </table:table-cell>
              <table:table-cell office:value-type="float" office:value="0.00092197">
                <text:p>0.000921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00190672">
                <text:p>0.00190672</text:p>
              </table:table-cell>
              <table:table-cell office:value-type="float" office:value="0.00116819">
                <text:p>0.00116819</text:p>
              </table:table-cell>
              <table:table-cell office:value-type="float" office:value="0.000821055">
                <text:p>0.000821055</text:p>
              </table:table-cell>
              <table:table-cell office:value-type="float" office:value="0.000915719">
                <text:p>0.000915719</text:p>
              </table:table-cell>
              <table:table-cell office:value-type="float" office:value="0.000903986">
                <text:p>0.0009039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000782576">
                <text:p>0.000782576</text:p>
              </table:table-cell>
              <table:table-cell office:value-type="float" office:value="0.000824482">
                <text:p>0.000824482</text:p>
              </table:table-cell>
              <table:table-cell office:value-type="float" office:value="0.000870169">
                <text:p>0.000870169</text:p>
              </table:table-cell>
              <table:table-cell office:value-type="float" office:value="0.000860174">
                <text:p>0.000860174</text:p>
              </table:table-cell>
              <table:table-cell office:value-type="float" office:value="0.000834957">
                <text:p>0.0008349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000594293">
                <text:p>0.000594293</text:p>
              </table:table-cell>
              <table:table-cell office:value-type="float" office:value="0.000686793">
                <text:p>0.000686793</text:p>
              </table:table-cell>
              <table:table-cell office:value-type="float" office:value="0.000761756">
                <text:p>0.000761756</text:p>
              </table:table-cell>
              <table:table-cell office:value-type="float" office:value="0.000728213">
                <text:p>0.000728213</text:p>
              </table:table-cell>
              <table:table-cell office:value-type="float" office:value="0.000678574">
                <text:p>0.0006785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000423838">
                <text:p>0.000423838</text:p>
              </table:table-cell>
              <table:table-cell office:value-type="float" office:value="0.000669722">
                <text:p>0.000669722</text:p>
              </table:table-cell>
              <table:table-cell office:value-type="float" office:value="0.000615039">
                <text:p>0.000615039</text:p>
              </table:table-cell>
              <table:table-cell office:value-type="float" office:value="0.000749688">
                <text:p>0.000749688</text:p>
              </table:table-cell>
              <table:table-cell office:value-type="float" office:value="0.000690285">
                <text:p>0.0006902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000218586">
                <text:p>0.000218586</text:p>
              </table:table-cell>
              <table:table-cell office:value-type="float" office:value="0.000586982">
                <text:p>0.000586982</text:p>
              </table:table-cell>
              <table:table-cell office:value-type="float" office:value="0.000667828">
                <text:p>0.000667828</text:p>
              </table:table-cell>
              <table:table-cell office:value-type="float" office:value="0.000631534">
                <text:p>0.000631534</text:p>
              </table:table-cell>
              <table:table-cell office:value-type="float" office:value="0.000540521">
                <text:p>0.0005405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00021202">
                <text:p>0.00021202</text:p>
              </table:table-cell>
              <table:table-cell office:value-type="float" office:value="0.000424722">
                <text:p>0.000424722</text:p>
              </table:table-cell>
              <table:table-cell office:value-type="float" office:value="0.000547452">
                <text:p>0.000547452</text:p>
              </table:table-cell>
              <table:table-cell office:value-type="float" office:value="0.000535107">
                <text:p>0.000535107</text:p>
              </table:table-cell>
              <table:table-cell office:value-type="float" office:value="0.000513008">
                <text:p>0.0005130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000220152">
                <text:p>0.000220152</text:p>
              </table:table-cell>
              <table:table-cell office:value-type="float" office:value="0.000545568">
                <text:p>0.000545568</text:p>
              </table:table-cell>
              <table:table-cell office:value-type="float" office:value="0.000473794">
                <text:p>0.000473794</text:p>
              </table:table-cell>
              <table:table-cell office:value-type="float" office:value="0.000417503">
                <text:p>0.000417503</text:p>
              </table:table-cell>
              <table:table-cell office:value-type="float" office:value="0.000460279">
                <text:p>0.0004602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000099899">
                <text:p>0.000099899</text:p>
              </table:table-cell>
              <table:table-cell office:value-type="float" office:value="0.000392866">
                <text:p>0.000392866</text:p>
              </table:table-cell>
              <table:table-cell office:value-type="float" office:value="0.000317666">
                <text:p>0.000317666</text:p>
              </table:table-cell>
              <table:table-cell office:value-type="float" office:value="0.000399896">
                <text:p>0.000399896</text:p>
              </table:table-cell>
              <table:table-cell office:value-type="float" office:value="0.000406644">
                <text:p>0.0004066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0000385354">
                <text:p>0.0000385354</text:p>
              </table:table-cell>
              <table:table-cell office:value-type="float" office:value="0.00037154">
                <text:p>0.00037154</text:p>
              </table:table-cell>
              <table:table-cell office:value-type="float" office:value="0.000350488">
                <text:p>0.000350488</text:p>
              </table:table-cell>
              <table:table-cell office:value-type="float" office:value="0.000407522">
                <text:p>0.000407522</text:p>
              </table:table-cell>
              <table:table-cell office:value-type="float" office:value="0.000361018">
                <text:p>0.0003610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0000636868">
                <text:p>0.0000636868</text:p>
              </table:table-cell>
              <table:table-cell office:value-type="float" office:value="0.000240177">
                <text:p>0.000240177</text:p>
              </table:table-cell>
              <table:table-cell office:value-type="float" office:value="0.000303384">
                <text:p>0.000303384</text:p>
              </table:table-cell>
              <table:table-cell office:value-type="float" office:value="0.000311247">
                <text:p>0.000311247</text:p>
              </table:table-cell>
              <table:table-cell office:value-type="float" office:value="0.00028437">
                <text:p>0.000284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0000925758">
                <text:p>0.0000925758</text:p>
              </table:table-cell>
              <table:table-cell office:value-type="float" office:value="0.000217323">
                <text:p>0.000217323</text:p>
              </table:table-cell>
              <table:table-cell office:value-type="float" office:value="0.000178934">
                <text:p>0.000178934</text:p>
              </table:table-cell>
              <table:table-cell office:value-type="float" office:value="0.000198283">
                <text:p>0.000198283</text:p>
              </table:table-cell>
              <table:table-cell office:value-type="float" office:value="0.000263238">
                <text:p>0.0002632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0000486868">
                <text:p>0.0000486868</text:p>
              </table:table-cell>
              <table:table-cell office:value-type="float" office:value="0.0000985101">
                <text:p>0.0000985101</text:p>
              </table:table-cell>
              <table:table-cell office:value-type="float" office:value="0.000144108">
                <text:p>0.000144108</text:p>
              </table:table-cell>
              <table:table-cell office:value-type="float" office:value="0.000169558">
                <text:p>0.000169558</text:p>
              </table:table-cell>
              <table:table-cell office:value-type="float" office:value="0.000221665">
                <text:p>0.0002216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0000156061">
                <text:p>0.0000156061</text:p>
              </table:table-cell>
              <table:table-cell office:value-type="float" office:value="0.000129508">
                <text:p>0.000129508</text:p>
              </table:table-cell>
              <table:table-cell office:value-type="float" office:value="0.000141734">
                <text:p>0.000141734</text:p>
              </table:table-cell>
              <table:table-cell office:value-type="float" office:value="0.000145777">
                <text:p>0.000145777</text:p>
              </table:table-cell>
              <table:table-cell office:value-type="float" office:value="0.000165331">
                <text:p>0.0001653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0000418182">
                <text:p>0.0000418182</text:p>
              </table:table-cell>
              <table:table-cell office:value-type="float" office:value="0.000119104">
                <text:p>0.000119104</text:p>
              </table:table-cell>
              <table:table-cell office:value-type="float" office:value="0.0000772446">
                <text:p>0.0000772446</text:p>
              </table:table-cell>
              <table:table-cell office:value-type="float" office:value="0.000152001">
                <text:p>0.000152001</text:p>
              </table:table-cell>
              <table:table-cell office:value-type="float" office:value="0.0000976727">
                <text:p>0.00009767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00000257576">
                <text:p>0.00000257576</text:p>
              </table:table-cell>
              <table:table-cell office:value-type="float" office:value="0.0000922096">
                <text:p>0.0000922096</text:p>
              </table:table-cell>
              <table:table-cell office:value-type="float" office:value="0.0000671437">
                <text:p>0.0000671437</text:p>
              </table:table-cell>
              <table:table-cell office:value-type="float" office:value="0.000121114">
                <text:p>0.000121114</text:p>
              </table:table-cell>
              <table:table-cell office:value-type="float" office:value="0.000100137">
                <text:p>0.0001001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0000130808">
                <text:p>0.0000130808</text:p>
              </table:table-cell>
              <table:table-cell office:value-type="float" office:value="0.0000117677">
                <text:p>0.0000117677</text:p>
              </table:table-cell>
              <table:table-cell office:value-type="float" office:value="0.000106818">
                <text:p>0.000106818</text:p>
              </table:table-cell>
              <table:table-cell office:value-type="float" office:value="0.0000864267">
                <text:p>0.0000864267</text:p>
              </table:table-cell>
              <table:table-cell office:value-type="float" office:value="0.0000934081">
                <text:p>0.000093408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00000232323">
                <text:p>0.00000232323</text:p>
              </table:table-cell>
              <table:table-cell office:value-type="float" office:value="0.0000467677">
                <text:p>0.0000467677</text:p>
              </table:table-cell>
              <table:table-cell office:value-type="float" office:value="0.0000180976">
                <text:p>0.0000180976</text:p>
              </table:table-cell>
              <table:table-cell office:value-type="float" office:value="0.0000257544">
                <text:p>0.0000257544</text:p>
              </table:table-cell>
              <table:table-cell office:value-type="float" office:value="0.0000321515">
                <text:p>0.00003215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00000323232">
                <text:p>0.00000323232</text:p>
              </table:table-cell>
              <table:table-cell office:value-type="float" office:value="0.0000344823">
                <text:p>0.0000344823</text:p>
              </table:table-cell>
              <table:table-cell office:value-type="float" office:value="0.0000390067">
                <text:p>0.0000390067</text:p>
              </table:table-cell>
              <table:table-cell office:value-type="float" office:value="0.0000326231">
                <text:p>0.0000326231</text:p>
              </table:table-cell>
              <table:table-cell office:value-type="float" office:value="0.0000363071">
                <text:p>0.00003630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00000459596">
                <text:p>0.00000459596</text:p>
              </table:table-cell>
              <table:table-cell office:value-type="float" office:value="0.00004125">
                <text:p>0.00004125</text:p>
              </table:table-cell>
              <table:table-cell office:value-type="float" office:value="0.0000228956">
                <text:p>0.0000228956</text:p>
              </table:table-cell>
              <table:table-cell office:value-type="float" office:value="0.0000161143">
                <text:p>0.0000161143</text:p>
              </table:table-cell>
              <table:table-cell office:value-type="float" office:value="0.0000261758">
                <text:p>0.00002617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00000409091">
                <text:p>0.00000409091</text:p>
              </table:table-cell>
              <table:table-cell office:value-type="float" office:value="0.0000322475">
                <text:p>0.0000322475</text:p>
              </table:table-cell>
              <table:table-cell office:value-type="float" office:value="0.0000218238">
                <text:p>0.0000218238</text:p>
              </table:table-cell>
              <table:table-cell office:value-type="float" office:value="0.0000159059">
                <text:p>0.0000159059</text:p>
              </table:table-cell>
              <table:table-cell office:value-type="float" office:value="0.0000118222">
                <text:p>0.00001182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0000177778">
                <text:p>0.0000177778</text:p>
              </table:table-cell>
              <table:table-cell office:value-type="float" office:value="0.0000163636">
                <text:p>0.0000163636</text:p>
              </table:table-cell>
              <table:table-cell office:value-type="float" office:value="0.0000122334">
                <text:p>0.0000122334</text:p>
              </table:table-cell>
              <table:table-cell office:value-type="float" office:value="0.00000789457">
                <text:p>0.00000789457</text:p>
              </table:table-cell>
              <table:table-cell office:value-type="float" office:value="0.0000115535">
                <text:p>0.00001155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.0000131818">
                <text:p>0.0000131818</text:p>
              </table:table-cell>
              <table:table-cell office:value-type="float" office:value="0.0000140516">
                <text:p>0.0000140516</text:p>
              </table:table-cell>
              <table:table-cell office:value-type="float" office:value="0.00000846591">
                <text:p>0.00000846591</text:p>
              </table:table-cell>
              <table:table-cell office:value-type="float" office:value="0.00000377374">
                <text:p>0.000003773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.000000517677">
                <text:p>0.000000517677</text:p>
              </table:table-cell>
              <table:table-cell office:value-type="float" office:value="0.00000132997">
                <text:p>0.00000132997</text:p>
              </table:table-cell>
              <table:table-cell office:value-type="float" office:value="0.000000173611">
                <text:p>0.000000173611</text:p>
              </table:table-cell>
              <table:table-cell office:value-type="float" office:value="0.00000414344">
                <text:p>0.000004143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000000151515">
                <text:p>0.000000151515</text:p>
              </table:table-cell>
              <table:table-cell office:value-type="float" office:value="0.00000441919">
                <text:p>0.00000441919</text:p>
              </table:table-cell>
              <table:table-cell office:value-type="float" office:value="0.00000329966">
                <text:p>0.00000329966</text:p>
              </table:table-cell>
              <table:table-cell office:value-type="float" office:value="0.000000795454">
                <text:p>0.000000795454</text:p>
              </table:table-cell>
              <table:table-cell office:value-type="float" office:value="0.00000227071">
                <text:p>0.000002270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000000707071">
                <text:p>0.000000707071</text:p>
              </table:table-cell>
              <table:table-cell office:value-type="float" office:value="0.000000669192">
                <text:p>0.000000669192</text:p>
              </table:table-cell>
              <table:table-cell office:value-type="float" office:value="0.00000221661">
                <text:p>0.00000221661</text:p>
              </table:table-cell>
              <table:table-cell office:value-type="float" office:value="0.00000110795">
                <text:p>0.00000110795</text:p>
              </table:table-cell>
              <table:table-cell office:value-type="float" office:value="0.0000041798">
                <text:p>0.00000417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157127">
                <text:p>0.000000157127</text:p>
              </table:table-cell>
              <table:table-cell office:value-type="float" office:value="0.00000142361">
                <text:p>0.00000142361</text:p>
              </table:table-cell>
              <table:table-cell office:value-type="float" office:value="0.000000555556">
                <text:p>0.0000005555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.00000128788">
                <text:p>0.00000128788</text:p>
              </table:table-cell>
              <table:table-cell office:value-type="float" office:value="0">
                <text:p>0</text:p>
              </table:table-cell>
              <table:table-cell office:value-type="float" office:value="0.000000325126">
                <text:p>0.000000325126</text:p>
              </table:table-cell>
              <table:table-cell office:value-type="float" office:value="0.00000146263">
                <text:p>0.000001462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205177">
                <text:p>0.000000205177</text:p>
              </table:table-cell>
              <table:table-cell office:value-type="float" office:value="0.000000173737">
                <text:p>0.00000017373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331439">
                <text:p>0.000000331439</text:p>
              </table:table-cell>
              <table:table-cell office:value-type="float" office:value="0.000000333333">
                <text:p>0.000000333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125253">
                <text:p>0.0000001252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381944">
                <text:p>0.000000381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0347222">
                <text:p>0.0000000347222</text:p>
              </table:table-cell>
              <table:table-cell office:value-type="float" office:value="0.0000000121212">
                <text:p>0.00000001212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0424242">
                <text:p>0.00000004242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0224467">
                <text:p>0.0000000224467</text:p>
              </table:table-cell>
              <table:table-cell office:value-type="float" office:value="0">
                <text:p>0</text:p>
              </table:table-cell>
              <table:table-cell office:value-type="float" office:value="0.0000000585859">
                <text:p>0.00000005858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0568182">
                <text:p>0.000000056818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